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556cm" fo:margin-left="-0.106cm" fo:margin-top="0cm" fo:margin-bottom="0cm" table:align="left"/>
    </style:style>
    <style:style style:name="Tableau1.A" style:family="table-column">
      <style:table-column-properties style:column-width="1.125cm"/>
    </style:style>
    <style:style style:name="Tableau1.B" style:family="table-column">
      <style:table-column-properties style:column-width="4.242cm"/>
    </style:style>
    <style:style style:name="Tableau1.C" style:family="table-column">
      <style:table-column-properties style:column-width="2.887cm"/>
    </style:style>
    <style:style style:name="Tableau1.D" style:family="table-column">
      <style:table-column-properties style:column-width="2.404cm"/>
    </style:style>
    <style:style style:name="Tableau1.E" style:family="table-column">
      <style:table-column-properties style:column-width="5.897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Tableau1.A7" style:family="table-cell">
      <style:table-cell-properties style:vertical-align="bottom" fo:background-color="#999999" fo:padding-left="0.053cm" fo:padding-right="0.053cm" fo:padding-top="0cm" fo:padding-bottom="0cm" fo:border="none">
        <style:background-image/>
      </style:table-cell-properties>
    </style:style>
    <style:style style:name="Tableau2" style:family="table">
      <style:table-properties style:width="5.791cm" table:align="margins"/>
    </style:style>
    <style:style style:name="Tableau2.A" style:family="table-column">
      <style:table-column-properties style:column-width="2.895cm" style:rel-column-width="32767*"/>
    </style:style>
    <style:style style:name="Tableau2.B" style:family="table-column">
      <style:table-column-properties style:column-width="2.896cm" style:rel-column-width="3276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3" style:family="table">
      <style:table-properties style:width="5.791cm" table:align="margins"/>
    </style:style>
    <style:style style:name="Tableau3.A" style:family="table-column">
      <style:table-column-properties style:column-width="2.895cm" style:rel-column-width="32767*"/>
    </style:style>
    <style:style style:name="Tableau3.B" style:family="table-column">
      <style:table-column-properties style:column-width="2.896cm" style:rel-column-width="32768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4" style:family="table">
      <style:table-properties style:width="5.791cm" table:align="margins"/>
    </style:style>
    <style:style style:name="Tableau4.A" style:family="table-column">
      <style:table-column-properties style:column-width="2.895cm" style:rel-column-width="32767*"/>
    </style:style>
    <style:style style:name="Tableau4.B" style:family="table-column">
      <style:table-column-properties style:column-width="2.896cm" style:rel-column-width="32768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23" style:family="table">
      <style:table-properties style:width="5.791cm" table:align="margins"/>
    </style:style>
    <style:style style:name="Tableau23.A" style:family="table-column">
      <style:table-column-properties style:column-width="2.895cm" style:rel-column-width="32767*"/>
    </style:style>
    <style:style style:name="Tableau23.B" style:family="table-column">
      <style:table-column-properties style:column-width="2.896cm" style:rel-column-width="32768*"/>
    </style:style>
    <style:style style:name="Tableau2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3.B1" style:family="table-cell">
      <style:table-cell-properties fo:padding="0.097cm" fo:border="0.5pt solid #000000"/>
    </style:style>
    <style:style style:name="Tableau5" style:family="table">
      <style:table-properties style:width="5.791cm" table:align="margins"/>
    </style:style>
    <style:style style:name="Tableau5.A" style:family="table-column">
      <style:table-column-properties style:column-width="2.895cm" style:rel-column-width="32767*"/>
    </style:style>
    <style:style style:name="Tableau5.B" style:family="table-column">
      <style:table-column-properties style:column-width="2.896cm" style:rel-column-width="32768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6" style:family="table">
      <style:table-properties style:width="5.791cm" table:align="margins"/>
    </style:style>
    <style:style style:name="Tableau6.A" style:family="table-column">
      <style:table-column-properties style:column-width="2.895cm" style:rel-column-width="32767*"/>
    </style:style>
    <style:style style:name="Tableau6.B" style:family="table-column">
      <style:table-column-properties style:column-width="2.896cm" style:rel-column-width="32768*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fo:padding="0.097cm" fo:border="0.5pt solid #000000"/>
    </style:style>
    <style:style style:name="Tableau7" style:family="table">
      <style:table-properties style:width="5.791cm" table:align="margins"/>
    </style:style>
    <style:style style:name="Tableau7.A" style:family="table-column">
      <style:table-column-properties style:column-width="2.895cm" style:rel-column-width="32767*"/>
    </style:style>
    <style:style style:name="Tableau7.B" style:family="table-column">
      <style:table-column-properties style:column-width="2.896cm" style:rel-column-width="32768*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B1" style:family="table-cell">
      <style:table-cell-properties fo:padding="0.097cm" fo:border="0.5pt solid #000000"/>
    </style:style>
    <style:style style:name="Tableau8" style:family="table">
      <style:table-properties style:width="5.791cm" table:align="margins"/>
    </style:style>
    <style:style style:name="Tableau8.A" style:family="table-column">
      <style:table-column-properties style:column-width="2.895cm" style:rel-column-width="32767*"/>
    </style:style>
    <style:style style:name="Tableau8.B" style:family="table-column">
      <style:table-column-properties style:column-width="2.896cm" style:rel-column-width="32768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9" style:family="table">
      <style:table-properties style:width="5.791cm" table:align="margins"/>
    </style:style>
    <style:style style:name="Tableau9.A" style:family="table-column">
      <style:table-column-properties style:column-width="2.895cm" style:rel-column-width="32767*"/>
    </style:style>
    <style:style style:name="Tableau9.B" style:family="table-column">
      <style:table-column-properties style:column-width="2.896cm" style:rel-column-width="32768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padding="0.097cm" fo:border="0.5pt solid #000000"/>
    </style:style>
    <style:style style:name="Tableau10" style:family="table">
      <style:table-properties style:width="5.791cm" table:align="margins"/>
    </style:style>
    <style:style style:name="Tableau10.A" style:family="table-column">
      <style:table-column-properties style:column-width="2.895cm" style:rel-column-width="32767*"/>
    </style:style>
    <style:style style:name="Tableau10.B" style:family="table-column">
      <style:table-column-properties style:column-width="2.896cm" style:rel-column-width="32768*"/>
    </style:style>
    <style:style style:name="Tableau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B1" style:family="table-cell">
      <style:table-cell-properties fo:padding="0.097cm" fo:border="0.5pt solid #000000"/>
    </style:style>
    <style:style style:name="Tableau11" style:family="table">
      <style:table-properties style:width="5.791cm" table:align="margins"/>
    </style:style>
    <style:style style:name="Tableau11.A" style:family="table-column">
      <style:table-column-properties style:column-width="2.895cm" style:rel-column-width="32767*"/>
    </style:style>
    <style:style style:name="Tableau11.B" style:family="table-column">
      <style:table-column-properties style:column-width="2.896cm" style:rel-column-width="32768*"/>
    </style:style>
    <style:style style:name="Tableau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B1" style:family="table-cell">
      <style:table-cell-properties fo:padding="0.097cm" fo:border="0.5pt solid #000000"/>
    </style:style>
    <style:style style:name="Tableau12" style:family="table">
      <style:table-properties style:width="5.791cm" table:align="margins"/>
    </style:style>
    <style:style style:name="Tableau12.A" style:family="table-column">
      <style:table-column-properties style:column-width="2.895cm" style:rel-column-width="32767*"/>
    </style:style>
    <style:style style:name="Tableau12.B" style:family="table-column">
      <style:table-column-properties style:column-width="2.896cm" style:rel-column-width="32768*"/>
    </style:style>
    <style:style style:name="Tableau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2.B1" style:family="table-cell">
      <style:table-cell-properties fo:padding="0.097cm" fo:border="0.5pt solid #000000"/>
    </style:style>
    <style:style style:name="Tableau13" style:family="table">
      <style:table-properties style:width="5.791cm" table:align="margins"/>
    </style:style>
    <style:style style:name="Tableau13.A" style:family="table-column">
      <style:table-column-properties style:column-width="2.895cm" style:rel-column-width="32767*"/>
    </style:style>
    <style:style style:name="Tableau13.B" style:family="table-column">
      <style:table-column-properties style:column-width="2.896cm" style:rel-column-width="32768*"/>
    </style:style>
    <style:style style:name="Tableau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B1" style:family="table-cell">
      <style:table-cell-properties fo:padding="0.097cm" fo:border="0.5pt solid #000000"/>
    </style:style>
    <style:style style:name="Tableau14" style:family="table">
      <style:table-properties style:width="5.791cm" table:align="margins"/>
    </style:style>
    <style:style style:name="Tableau14.A" style:family="table-column">
      <style:table-column-properties style:column-width="2.895cm" style:rel-column-width="32767*"/>
    </style:style>
    <style:style style:name="Tableau14.B" style:family="table-column">
      <style:table-column-properties style:column-width="2.896cm" style:rel-column-width="32768*"/>
    </style:style>
    <style:style style:name="Tableau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B1" style:family="table-cell">
      <style:table-cell-properties fo:padding="0.097cm" fo:border="0.5pt solid #000000"/>
    </style:style>
    <style:style style:name="Tableau15" style:family="table">
      <style:table-properties style:width="5.791cm" table:align="margins"/>
    </style:style>
    <style:style style:name="Tableau15.A" style:family="table-column">
      <style:table-column-properties style:column-width="2.895cm" style:rel-column-width="32767*"/>
    </style:style>
    <style:style style:name="Tableau15.B" style:family="table-column">
      <style:table-column-properties style:column-width="2.896cm" style:rel-column-width="32768*"/>
    </style:style>
    <style:style style:name="Tableau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5.B1" style:family="table-cell">
      <style:table-cell-properties fo:padding="0.097cm" fo:border="0.5pt solid #000000"/>
    </style:style>
    <style:style style:name="Tableau16" style:family="table">
      <style:table-properties style:width="5.791cm" table:align="margins"/>
    </style:style>
    <style:style style:name="Tableau16.A" style:family="table-column">
      <style:table-column-properties style:column-width="2.895cm" style:rel-column-width="32767*"/>
    </style:style>
    <style:style style:name="Tableau16.B" style:family="table-column">
      <style:table-column-properties style:column-width="2.896cm" style:rel-column-width="32768*"/>
    </style:style>
    <style:style style:name="Tableau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6.B1" style:family="table-cell">
      <style:table-cell-properties fo:padding="0.097cm" fo:border="0.5pt solid #000000"/>
    </style:style>
    <style:style style:name="Tableau17" style:family="table">
      <style:table-properties style:width="5.791cm" table:align="margins"/>
    </style:style>
    <style:style style:name="Tableau17.A" style:family="table-column">
      <style:table-column-properties style:column-width="2.895cm" style:rel-column-width="32767*"/>
    </style:style>
    <style:style style:name="Tableau17.B" style:family="table-column">
      <style:table-column-properties style:column-width="2.896cm" style:rel-column-width="32768*"/>
    </style:style>
    <style:style style:name="Tableau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7.B1" style:family="table-cell">
      <style:table-cell-properties fo:padding="0.097cm" fo:border="0.5pt solid #000000"/>
    </style:style>
    <style:style style:name="Tableau18" style:family="table">
      <style:table-properties style:width="5.791cm" table:align="margins"/>
    </style:style>
    <style:style style:name="Tableau18.A" style:family="table-column">
      <style:table-column-properties style:column-width="2.895cm" style:rel-column-width="32767*"/>
    </style:style>
    <style:style style:name="Tableau18.B" style:family="table-column">
      <style:table-column-properties style:column-width="2.896cm" style:rel-column-width="32768*"/>
    </style:style>
    <style:style style:name="Tableau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B1" style:family="table-cell">
      <style:table-cell-properties fo:padding="0.097cm" fo:border="0.5pt solid #000000"/>
    </style:style>
    <style:style style:name="Tableau19" style:family="table">
      <style:table-properties style:width="5.791cm" table:align="margins"/>
    </style:style>
    <style:style style:name="Tableau19.A" style:family="table-column">
      <style:table-column-properties style:column-width="2.895cm" style:rel-column-width="32767*"/>
    </style:style>
    <style:style style:name="Tableau19.B" style:family="table-column">
      <style:table-column-properties style:column-width="2.896cm" style:rel-column-width="32768*"/>
    </style:style>
    <style:style style:name="Tableau1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9.B1" style:family="table-cell">
      <style:table-cell-properties fo:padding="0.097cm" fo:border="0.5pt solid #000000"/>
    </style:style>
    <style:style style:name="Tableau20" style:family="table">
      <style:table-properties style:width="5.791cm" table:align="margins"/>
    </style:style>
    <style:style style:name="Tableau20.A" style:family="table-column">
      <style:table-column-properties style:column-width="2.895cm" style:rel-column-width="32767*"/>
    </style:style>
    <style:style style:name="Tableau20.B" style:family="table-column">
      <style:table-column-properties style:column-width="2.896cm" style:rel-column-width="32768*"/>
    </style:style>
    <style:style style:name="Tableau2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0.B1" style:family="table-cell">
      <style:table-cell-properties fo:padding="0.097cm" fo:border="0.5pt solid #000000"/>
    </style:style>
    <style:style style:name="Tableau21" style:family="table">
      <style:table-properties style:width="5.791cm" table:align="margins"/>
    </style:style>
    <style:style style:name="Tableau21.A" style:family="table-column">
      <style:table-column-properties style:column-width="2.895cm" style:rel-column-width="32767*"/>
    </style:style>
    <style:style style:name="Tableau21.B" style:family="table-column">
      <style:table-column-properties style:column-width="2.896cm" style:rel-column-width="32768*"/>
    </style:style>
    <style:style style:name="Tableau2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1.B1" style:family="table-cell">
      <style:table-cell-properties fo:padding="0.097cm" fo:border="0.5pt solid #000000"/>
    </style:style>
    <style:style style:name="Tableau22" style:family="table">
      <style:table-properties style:width="5.791cm" table:align="margins"/>
    </style:style>
    <style:style style:name="Tableau22.A" style:family="table-column">
      <style:table-column-properties style:column-width="2.895cm" style:rel-column-width="32767*"/>
    </style:style>
    <style:style style:name="Tableau22.B" style:family="table-column">
      <style:table-column-properties style:column-width="2.896cm" style:rel-column-width="32768*"/>
    </style:style>
    <style:style style:name="Tableau2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2.B1" style:family="table-cell">
      <style:table-cell-properties fo:padding="0.097cm" fo:border="0.5pt solid #000000"/>
    </style:style>
    <style:style style:name="Tableau2" style:family="table">
      <style:table-properties style:width="5.791cm" table:align="margins"/>
    </style:style>
    <style:style style:name="Tableau2.A" style:family="table-column">
      <style:table-column-properties style:column-width="2.895cm" style:rel-column-width="32767*"/>
    </style:style>
    <style:style style:name="Tableau2.B" style:family="table-column">
      <style:table-column-properties style:column-width="2.896cm" style:rel-column-width="3276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3" style:family="table">
      <style:table-properties style:width="5.791cm" table:align="margins"/>
    </style:style>
    <style:style style:name="Tableau3.A" style:family="table-column">
      <style:table-column-properties style:column-width="2.895cm" style:rel-column-width="32767*"/>
    </style:style>
    <style:style style:name="Tableau3.B" style:family="table-column">
      <style:table-column-properties style:column-width="2.896cm" style:rel-column-width="32768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4" style:family="table">
      <style:table-properties style:width="5.791cm" table:align="margins"/>
    </style:style>
    <style:style style:name="Tableau4.A" style:family="table-column">
      <style:table-column-properties style:column-width="2.895cm" style:rel-column-width="32767*"/>
    </style:style>
    <style:style style:name="Tableau4.B" style:family="table-column">
      <style:table-column-properties style:column-width="2.896cm" style:rel-column-width="32768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23" style:family="table">
      <style:table-properties style:width="5.791cm" table:align="margins"/>
    </style:style>
    <style:style style:name="Tableau23.A" style:family="table-column">
      <style:table-column-properties style:column-width="2.895cm" style:rel-column-width="32767*"/>
    </style:style>
    <style:style style:name="Tableau23.B" style:family="table-column">
      <style:table-column-properties style:column-width="2.896cm" style:rel-column-width="32768*"/>
    </style:style>
    <style:style style:name="Tableau2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3.B1" style:family="table-cell">
      <style:table-cell-properties fo:padding="0.097cm" fo:border="0.5pt solid #000000"/>
    </style:style>
    <style:style style:name="Tableau5" style:family="table">
      <style:table-properties style:width="5.791cm" table:align="margins"/>
    </style:style>
    <style:style style:name="Tableau5.A" style:family="table-column">
      <style:table-column-properties style:column-width="2.895cm" style:rel-column-width="32767*"/>
    </style:style>
    <style:style style:name="Tableau5.B" style:family="table-column">
      <style:table-column-properties style:column-width="2.896cm" style:rel-column-width="32768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6" style:family="table">
      <style:table-properties style:width="5.791cm" table:align="margins"/>
    </style:style>
    <style:style style:name="Tableau6.A" style:family="table-column">
      <style:table-column-properties style:column-width="2.895cm" style:rel-column-width="32767*"/>
    </style:style>
    <style:style style:name="Tableau6.B" style:family="table-column">
      <style:table-column-properties style:column-width="2.896cm" style:rel-column-width="32768*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fo:padding="0.097cm" fo:border="0.5pt solid #000000"/>
    </style:style>
    <style:style style:name="Tableau7" style:family="table">
      <style:table-properties style:width="5.791cm" table:align="margins"/>
    </style:style>
    <style:style style:name="Tableau7.A" style:family="table-column">
      <style:table-column-properties style:column-width="2.895cm" style:rel-column-width="32767*"/>
    </style:style>
    <style:style style:name="Tableau7.B" style:family="table-column">
      <style:table-column-properties style:column-width="2.896cm" style:rel-column-width="32768*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B1" style:family="table-cell">
      <style:table-cell-properties fo:padding="0.097cm" fo:border="0.5pt solid #000000"/>
    </style:style>
    <style:style style:name="Tableau8" style:family="table">
      <style:table-properties style:width="5.791cm" table:align="margins"/>
    </style:style>
    <style:style style:name="Tableau8.A" style:family="table-column">
      <style:table-column-properties style:column-width="2.895cm" style:rel-column-width="32767*"/>
    </style:style>
    <style:style style:name="Tableau8.B" style:family="table-column">
      <style:table-column-properties style:column-width="2.896cm" style:rel-column-width="32768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9" style:family="table">
      <style:table-properties style:width="5.791cm" table:align="margins"/>
    </style:style>
    <style:style style:name="Tableau9.A" style:family="table-column">
      <style:table-column-properties style:column-width="2.895cm" style:rel-column-width="32767*"/>
    </style:style>
    <style:style style:name="Tableau9.B" style:family="table-column">
      <style:table-column-properties style:column-width="2.896cm" style:rel-column-width="32768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padding="0.097cm" fo:border="0.5pt solid #000000"/>
    </style:style>
    <style:style style:name="Tableau10" style:family="table">
      <style:table-properties style:width="5.791cm" table:align="margins"/>
    </style:style>
    <style:style style:name="Tableau10.A" style:family="table-column">
      <style:table-column-properties style:column-width="2.895cm" style:rel-column-width="32767*"/>
    </style:style>
    <style:style style:name="Tableau10.B" style:family="table-column">
      <style:table-column-properties style:column-width="2.896cm" style:rel-column-width="32768*"/>
    </style:style>
    <style:style style:name="Tableau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B1" style:family="table-cell">
      <style:table-cell-properties fo:padding="0.097cm" fo:border="0.5pt solid #000000"/>
    </style:style>
    <style:style style:name="Tableau11" style:family="table">
      <style:table-properties style:width="5.791cm" table:align="margins"/>
    </style:style>
    <style:style style:name="Tableau11.A" style:family="table-column">
      <style:table-column-properties style:column-width="2.895cm" style:rel-column-width="32767*"/>
    </style:style>
    <style:style style:name="Tableau11.B" style:family="table-column">
      <style:table-column-properties style:column-width="2.896cm" style:rel-column-width="32768*"/>
    </style:style>
    <style:style style:name="Tableau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B1" style:family="table-cell">
      <style:table-cell-properties fo:padding="0.097cm" fo:border="0.5pt solid #000000"/>
    </style:style>
    <style:style style:name="Tableau12" style:family="table">
      <style:table-properties style:width="5.791cm" table:align="margins"/>
    </style:style>
    <style:style style:name="Tableau12.A" style:family="table-column">
      <style:table-column-properties style:column-width="2.895cm" style:rel-column-width="32767*"/>
    </style:style>
    <style:style style:name="Tableau12.B" style:family="table-column">
      <style:table-column-properties style:column-width="2.896cm" style:rel-column-width="32768*"/>
    </style:style>
    <style:style style:name="Tableau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2.B1" style:family="table-cell">
      <style:table-cell-properties fo:padding="0.097cm" fo:border="0.5pt solid #000000"/>
    </style:style>
    <style:style style:name="Tableau13" style:family="table">
      <style:table-properties style:width="5.791cm" table:align="margins"/>
    </style:style>
    <style:style style:name="Tableau13.A" style:family="table-column">
      <style:table-column-properties style:column-width="2.895cm" style:rel-column-width="32767*"/>
    </style:style>
    <style:style style:name="Tableau13.B" style:family="table-column">
      <style:table-column-properties style:column-width="2.896cm" style:rel-column-width="32768*"/>
    </style:style>
    <style:style style:name="Tableau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B1" style:family="table-cell">
      <style:table-cell-properties fo:padding="0.097cm" fo:border="0.5pt solid #000000"/>
    </style:style>
    <style:style style:name="Tableau14" style:family="table">
      <style:table-properties style:width="5.791cm" table:align="margins"/>
    </style:style>
    <style:style style:name="Tableau14.A" style:family="table-column">
      <style:table-column-properties style:column-width="2.895cm" style:rel-column-width="32767*"/>
    </style:style>
    <style:style style:name="Tableau14.B" style:family="table-column">
      <style:table-column-properties style:column-width="2.896cm" style:rel-column-width="32768*"/>
    </style:style>
    <style:style style:name="Tableau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B1" style:family="table-cell">
      <style:table-cell-properties fo:padding="0.097cm" fo:border="0.5pt solid #000000"/>
    </style:style>
    <style:style style:name="Tableau15" style:family="table">
      <style:table-properties style:width="5.791cm" table:align="margins"/>
    </style:style>
    <style:style style:name="Tableau15.A" style:family="table-column">
      <style:table-column-properties style:column-width="2.895cm" style:rel-column-width="32767*"/>
    </style:style>
    <style:style style:name="Tableau15.B" style:family="table-column">
      <style:table-column-properties style:column-width="2.896cm" style:rel-column-width="32768*"/>
    </style:style>
    <style:style style:name="Tableau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5.B1" style:family="table-cell">
      <style:table-cell-properties fo:padding="0.097cm" fo:border="0.5pt solid #000000"/>
    </style:style>
    <style:style style:name="Tableau16" style:family="table">
      <style:table-properties style:width="5.791cm" table:align="margins"/>
    </style:style>
    <style:style style:name="Tableau16.A" style:family="table-column">
      <style:table-column-properties style:column-width="2.895cm" style:rel-column-width="32767*"/>
    </style:style>
    <style:style style:name="Tableau16.B" style:family="table-column">
      <style:table-column-properties style:column-width="2.896cm" style:rel-column-width="32768*"/>
    </style:style>
    <style:style style:name="Tableau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6.B1" style:family="table-cell">
      <style:table-cell-properties fo:padding="0.097cm" fo:border="0.5pt solid #000000"/>
    </style:style>
    <style:style style:name="Tableau17" style:family="table">
      <style:table-properties style:width="5.791cm" table:align="margins"/>
    </style:style>
    <style:style style:name="Tableau17.A" style:family="table-column">
      <style:table-column-properties style:column-width="2.895cm" style:rel-column-width="32767*"/>
    </style:style>
    <style:style style:name="Tableau17.B" style:family="table-column">
      <style:table-column-properties style:column-width="2.896cm" style:rel-column-width="32768*"/>
    </style:style>
    <style:style style:name="Tableau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7.B1" style:family="table-cell">
      <style:table-cell-properties fo:padding="0.097cm" fo:border="0.5pt solid #000000"/>
    </style:style>
    <style:style style:name="Tableau18" style:family="table">
      <style:table-properties style:width="5.791cm" table:align="margins"/>
    </style:style>
    <style:style style:name="Tableau18.A" style:family="table-column">
      <style:table-column-properties style:column-width="2.895cm" style:rel-column-width="32767*"/>
    </style:style>
    <style:style style:name="Tableau18.B" style:family="table-column">
      <style:table-column-properties style:column-width="2.896cm" style:rel-column-width="32768*"/>
    </style:style>
    <style:style style:name="Tableau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B1" style:family="table-cell">
      <style:table-cell-properties fo:padding="0.097cm" fo:border="0.5pt solid #000000"/>
    </style:style>
    <style:style style:name="Tableau19" style:family="table">
      <style:table-properties style:width="5.791cm" table:align="margins"/>
    </style:style>
    <style:style style:name="Tableau19.A" style:family="table-column">
      <style:table-column-properties style:column-width="2.895cm" style:rel-column-width="32767*"/>
    </style:style>
    <style:style style:name="Tableau19.B" style:family="table-column">
      <style:table-column-properties style:column-width="2.896cm" style:rel-column-width="32768*"/>
    </style:style>
    <style:style style:name="Tableau1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9.B1" style:family="table-cell">
      <style:table-cell-properties fo:padding="0.097cm" fo:border="0.5pt solid #000000"/>
    </style:style>
    <style:style style:name="Tableau20" style:family="table">
      <style:table-properties style:width="5.791cm" table:align="margins"/>
    </style:style>
    <style:style style:name="Tableau20.A" style:family="table-column">
      <style:table-column-properties style:column-width="2.895cm" style:rel-column-width="32767*"/>
    </style:style>
    <style:style style:name="Tableau20.B" style:family="table-column">
      <style:table-column-properties style:column-width="2.896cm" style:rel-column-width="32768*"/>
    </style:style>
    <style:style style:name="Tableau2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0.B1" style:family="table-cell">
      <style:table-cell-properties fo:padding="0.097cm" fo:border="0.5pt solid #000000"/>
    </style:style>
    <style:style style:name="Tableau21" style:family="table">
      <style:table-properties style:width="5.791cm" table:align="margins"/>
    </style:style>
    <style:style style:name="Tableau21.A" style:family="table-column">
      <style:table-column-properties style:column-width="2.895cm" style:rel-column-width="32767*"/>
    </style:style>
    <style:style style:name="Tableau21.B" style:family="table-column">
      <style:table-column-properties style:column-width="2.896cm" style:rel-column-width="32768*"/>
    </style:style>
    <style:style style:name="Tableau2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1.B1" style:family="table-cell">
      <style:table-cell-properties fo:padding="0.097cm" fo:border="0.5pt solid #000000"/>
    </style:style>
    <style:style style:name="Tableau22" style:family="table">
      <style:table-properties style:width="5.791cm" table:align="margins"/>
    </style:style>
    <style:style style:name="Tableau22.A" style:family="table-column">
      <style:table-column-properties style:column-width="2.895cm" style:rel-column-width="32767*"/>
    </style:style>
    <style:style style:name="Tableau22.B" style:family="table-column">
      <style:table-column-properties style:column-width="2.896cm" style:rel-column-width="32768*"/>
    </style:style>
    <style:style style:name="Tableau2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2.B1" style:family="table-cell">
      <style:table-cell-properties fo:padding="0.097cm" fo:border="0.5pt solid #000000"/>
    </style:style>
    <style:style style:name="Tableau24" style:family="table">
      <style:table-properties style:width="16.556cm" fo:margin-left="-0.106cm" fo:margin-top="0cm" fo:margin-bottom="0cm" table:align="left"/>
    </style:style>
    <style:style style:name="Tableau24.A" style:family="table-column">
      <style:table-column-properties style:column-width="1.125cm"/>
    </style:style>
    <style:style style:name="Tableau24.B" style:family="table-column">
      <style:table-column-properties style:column-width="4.242cm"/>
    </style:style>
    <style:style style:name="Tableau24.C" style:family="table-column">
      <style:table-column-properties style:column-width="2.887cm"/>
    </style:style>
    <style:style style:name="Tableau24.D" style:family="table-column">
      <style:table-column-properties style:column-width="2.404cm"/>
    </style:style>
    <style:style style:name="Tableau24.E" style:family="table-column">
      <style:table-column-properties style:column-width="5.897cm"/>
    </style:style>
    <style:style style:name="Tableau24.1" style:family="table-row">
      <style:table-row-properties style:min-row-height="0.452cm" fo:keep-together="auto"/>
    </style:style>
    <style:style style:name="Tableau24.A1" style:family="table-cell">
      <style:table-cell-properties style:vertical-align="bottom" fo:padding-left="0.053cm" fo:padding-right="0.053cm" fo:padding-top="0cm" fo:padding-bottom="0cm" fo:border="none"/>
    </style:style>
    <style:style style:name="Tableau24.A2" style:family="table-cell">
      <style:table-cell-properties style:vertical-align="bottom" fo:background-color="#999999" fo:padding-left="0.053cm" fo:padding-right="0.053cm" fo:padding-top="0cm" fo:padding-bottom="0cm" fo:border="none">
        <style:background-image/>
      </style:table-cell-properties>
    </style:style>
    <style:style style:name="Tableau25" style:family="table">
      <style:table-properties style:width="5.791cm" table:align="margins"/>
    </style:style>
    <style:style style:name="Tableau25.A" style:family="table-column">
      <style:table-column-properties style:column-width="2.895cm" style:rel-column-width="32767*"/>
    </style:style>
    <style:style style:name="Tableau25.B" style:family="table-column">
      <style:table-column-properties style:column-width="2.896cm" style:rel-column-width="32768*"/>
    </style:style>
    <style:style style:name="Tableau2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5.B1" style:family="table-cell">
      <style:table-cell-properties fo:padding="0.097cm" fo:border="0.5pt solid #000000"/>
    </style:style>
    <style:style style:name="Tableau26" style:family="table">
      <style:table-properties style:width="5.791cm" table:align="margins"/>
    </style:style>
    <style:style style:name="Tableau26.A" style:family="table-column">
      <style:table-column-properties style:column-width="2.895cm" style:rel-column-width="32767*"/>
    </style:style>
    <style:style style:name="Tableau26.B" style:family="table-column">
      <style:table-column-properties style:column-width="2.896cm" style:rel-column-width="32768*"/>
    </style:style>
    <style:style style:name="Tableau2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6.B1" style:family="table-cell">
      <style:table-cell-properties fo:padding="0.097cm" fo:border="0.5pt solid #000000"/>
    </style:style>
    <style:style style:name="Tableau27" style:family="table">
      <style:table-properties style:width="5.791cm" table:align="margins"/>
    </style:style>
    <style:style style:name="Tableau27.A" style:family="table-column">
      <style:table-column-properties style:column-width="2.895cm" style:rel-column-width="32767*"/>
    </style:style>
    <style:style style:name="Tableau27.B" style:family="table-column">
      <style:table-column-properties style:column-width="2.896cm" style:rel-column-width="32768*"/>
    </style:style>
    <style:style style:name="Tableau2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7.B1" style:family="table-cell">
      <style:table-cell-properties fo:padding="0.097cm" fo:border="0.5pt solid #000000"/>
    </style:style>
    <style:style style:name="Tableau28" style:family="table">
      <style:table-properties style:width="5.791cm" table:align="margins"/>
    </style:style>
    <style:style style:name="Tableau28.A" style:family="table-column">
      <style:table-column-properties style:column-width="2.895cm" style:rel-column-width="32767*"/>
    </style:style>
    <style:style style:name="Tableau28.B" style:family="table-column">
      <style:table-column-properties style:column-width="2.896cm" style:rel-column-width="32768*"/>
    </style:style>
    <style:style style:name="Tableau2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8.B1" style:family="table-cell">
      <style:table-cell-properties fo:padding="0.097cm" fo:border="0.5pt solid #000000"/>
    </style:style>
    <style:style style:name="Tableau29" style:family="table">
      <style:table-properties style:width="5.791cm" table:align="margins"/>
    </style:style>
    <style:style style:name="Tableau29.A" style:family="table-column">
      <style:table-column-properties style:column-width="2.895cm" style:rel-column-width="32767*"/>
    </style:style>
    <style:style style:name="Tableau29.B" style:family="table-column">
      <style:table-column-properties style:column-width="2.896cm" style:rel-column-width="32768*"/>
    </style:style>
    <style:style style:name="Tableau2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9.B1" style:family="table-cell">
      <style:table-cell-properties fo:padding="0.097cm" fo:border="0.5pt solid #000000"/>
    </style:style>
    <style:style style:name="Tableau30" style:family="table">
      <style:table-properties style:width="5.791cm" table:align="margins"/>
    </style:style>
    <style:style style:name="Tableau30.A" style:family="table-column">
      <style:table-column-properties style:column-width="2.895cm" style:rel-column-width="32767*"/>
    </style:style>
    <style:style style:name="Tableau30.B" style:family="table-column">
      <style:table-column-properties style:column-width="2.896cm" style:rel-column-width="32768*"/>
    </style:style>
    <style:style style:name="Tableau3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0.B1" style:family="table-cell">
      <style:table-cell-properties fo:padding="0.097cm" fo:border="0.5pt solid #000000"/>
    </style:style>
    <style:style style:name="Tableau31" style:family="table">
      <style:table-properties style:width="5.791cm" table:align="margins"/>
    </style:style>
    <style:style style:name="Tableau31.A" style:family="table-column">
      <style:table-column-properties style:column-width="2.895cm" style:rel-column-width="32767*"/>
    </style:style>
    <style:style style:name="Tableau31.B" style:family="table-column">
      <style:table-column-properties style:column-width="2.896cm" style:rel-column-width="32768*"/>
    </style:style>
    <style:style style:name="Tableau3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1.B1" style:family="table-cell">
      <style:table-cell-properties fo:padding="0.097cm" fo:border="0.5pt solid #000000"/>
    </style:style>
    <style:style style:name="Tableau32" style:family="table">
      <style:table-properties style:width="5.791cm" table:align="margins"/>
    </style:style>
    <style:style style:name="Tableau32.A" style:family="table-column">
      <style:table-column-properties style:column-width="2.895cm" style:rel-column-width="32767*"/>
    </style:style>
    <style:style style:name="Tableau32.B" style:family="table-column">
      <style:table-column-properties style:column-width="2.896cm" style:rel-column-width="32768*"/>
    </style:style>
    <style:style style:name="Tableau3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2.B1" style:family="table-cell">
      <style:table-cell-properties fo:padding="0.097cm" fo:border="0.5pt solid #000000"/>
    </style:style>
    <style:style style:name="Tableau33" style:family="table">
      <style:table-properties style:width="5.791cm" table:align="margins"/>
    </style:style>
    <style:style style:name="Tableau33.A" style:family="table-column">
      <style:table-column-properties style:column-width="2.895cm" style:rel-column-width="32767*"/>
    </style:style>
    <style:style style:name="Tableau33.B" style:family="table-column">
      <style:table-column-properties style:column-width="2.896cm" style:rel-column-width="32768*"/>
    </style:style>
    <style:style style:name="Tableau3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3.B1" style:family="table-cell">
      <style:table-cell-properties fo:padding="0.097cm" fo:border="0.5pt solid #000000"/>
    </style:style>
    <style:style style:name="Tableau34" style:family="table">
      <style:table-properties style:width="5.791cm" table:align="margins"/>
    </style:style>
    <style:style style:name="Tableau34.A" style:family="table-column">
      <style:table-column-properties style:column-width="2.895cm" style:rel-column-width="32767*"/>
    </style:style>
    <style:style style:name="Tableau34.B" style:family="table-column">
      <style:table-column-properties style:column-width="2.896cm" style:rel-column-width="32768*"/>
    </style:style>
    <style:style style:name="Tableau3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4.B1" style:family="table-cell">
      <style:table-cell-properties fo:padding="0.097cm" fo:border="0.5pt solid #000000"/>
    </style:style>
    <style:style style:name="Tableau35" style:family="table">
      <style:table-properties style:width="5.791cm" table:align="margins"/>
    </style:style>
    <style:style style:name="Tableau35.A" style:family="table-column">
      <style:table-column-properties style:column-width="2.895cm" style:rel-column-width="32767*"/>
    </style:style>
    <style:style style:name="Tableau35.B" style:family="table-column">
      <style:table-column-properties style:column-width="2.896cm" style:rel-column-width="32768*"/>
    </style:style>
    <style:style style:name="Tableau3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5.B1" style:family="table-cell">
      <style:table-cell-properties fo:padding="0.097cm" fo:border="0.5pt solid #000000"/>
    </style:style>
    <style:style style:name="Tableau36" style:family="table">
      <style:table-properties style:width="5.791cm" table:align="margins"/>
    </style:style>
    <style:style style:name="Tableau36.A" style:family="table-column">
      <style:table-column-properties style:column-width="2.895cm" style:rel-column-width="32767*"/>
    </style:style>
    <style:style style:name="Tableau36.B" style:family="table-column">
      <style:table-column-properties style:column-width="2.896cm" style:rel-column-width="32768*"/>
    </style:style>
    <style:style style:name="Tableau3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6.B1" style:family="table-cell">
      <style:table-cell-properties fo:padding="0.097cm" fo:border="0.5pt solid #000000"/>
    </style:style>
    <style:style style:name="Tableau37" style:family="table">
      <style:table-properties style:width="5.791cm" table:align="margins"/>
    </style:style>
    <style:style style:name="Tableau37.A" style:family="table-column">
      <style:table-column-properties style:column-width="2.895cm" style:rel-column-width="32767*"/>
    </style:style>
    <style:style style:name="Tableau37.B" style:family="table-column">
      <style:table-column-properties style:column-width="2.896cm" style:rel-column-width="32768*"/>
    </style:style>
    <style:style style:name="Tableau3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7.B1" style:family="table-cell">
      <style:table-cell-properties fo:padding="0.097cm" fo:border="0.5pt solid #000000"/>
    </style:style>
    <style:style style:name="Tableau38" style:family="table">
      <style:table-properties style:width="5.791cm" table:align="margins"/>
    </style:style>
    <style:style style:name="Tableau38.A" style:family="table-column">
      <style:table-column-properties style:column-width="2.895cm" style:rel-column-width="32767*"/>
    </style:style>
    <style:style style:name="Tableau38.B" style:family="table-column">
      <style:table-column-properties style:column-width="2.896cm" style:rel-column-width="32768*"/>
    </style:style>
    <style:style style:name="Tableau3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8.B1" style:family="table-cell">
      <style:table-cell-properties fo:padding="0.097cm" fo:border="0.5pt solid #000000"/>
    </style:style>
    <style:style style:name="Tableau39" style:family="table">
      <style:table-properties style:width="5.791cm" table:align="margins"/>
    </style:style>
    <style:style style:name="Tableau39.A" style:family="table-column">
      <style:table-column-properties style:column-width="2.895cm" style:rel-column-width="32767*"/>
    </style:style>
    <style:style style:name="Tableau39.B" style:family="table-column">
      <style:table-column-properties style:column-width="2.896cm" style:rel-column-width="32768*"/>
    </style:style>
    <style:style style:name="Tableau3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9.B1" style:family="table-cell">
      <style:table-cell-properties fo:padding="0.097cm" fo:border="0.5pt solid #000000"/>
    </style:style>
    <style:style style:name="Tableau40" style:family="table">
      <style:table-properties style:width="5.791cm" table:align="margins"/>
    </style:style>
    <style:style style:name="Tableau40.A" style:family="table-column">
      <style:table-column-properties style:column-width="2.895cm" style:rel-column-width="32767*"/>
    </style:style>
    <style:style style:name="Tableau40.B" style:family="table-column">
      <style:table-column-properties style:column-width="2.896cm" style:rel-column-width="32768*"/>
    </style:style>
    <style:style style:name="Tableau4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0.B1" style:family="table-cell">
      <style:table-cell-properties fo:padding="0.097cm" fo:border="0.5pt solid #000000"/>
    </style:style>
    <style:style style:name="Tableau41" style:family="table">
      <style:table-properties style:width="5.791cm" table:align="margins"/>
    </style:style>
    <style:style style:name="Tableau41.A" style:family="table-column">
      <style:table-column-properties style:column-width="2.895cm" style:rel-column-width="32767*"/>
    </style:style>
    <style:style style:name="Tableau41.B" style:family="table-column">
      <style:table-column-properties style:column-width="2.896cm" style:rel-column-width="32768*"/>
    </style:style>
    <style:style style:name="Tableau4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1.B1" style:family="table-cell">
      <style:table-cell-properties fo:padding="0.097cm" fo:border="0.5pt solid #000000"/>
    </style:style>
    <style:style style:name="Tableau42" style:family="table">
      <style:table-properties style:width="5.791cm" table:align="margins"/>
    </style:style>
    <style:style style:name="Tableau42.A" style:family="table-column">
      <style:table-column-properties style:column-width="2.895cm" style:rel-column-width="32767*"/>
    </style:style>
    <style:style style:name="Tableau42.B" style:family="table-column">
      <style:table-column-properties style:column-width="2.896cm" style:rel-column-width="32768*"/>
    </style:style>
    <style:style style:name="Tableau4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2.B1" style:family="table-cell">
      <style:table-cell-properties fo:padding="0.097cm" fo:border="0.5pt solid #000000"/>
    </style:style>
    <style:style style:name="Tableau43" style:family="table">
      <style:table-properties style:width="5.791cm" table:align="margins"/>
    </style:style>
    <style:style style:name="Tableau43.A" style:family="table-column">
      <style:table-column-properties style:column-width="2.895cm" style:rel-column-width="32767*"/>
    </style:style>
    <style:style style:name="Tableau43.B" style:family="table-column">
      <style:table-column-properties style:column-width="2.896cm" style:rel-column-width="32768*"/>
    </style:style>
    <style:style style:name="Tableau4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3.B1" style:family="table-cell">
      <style:table-cell-properties fo:padding="0.097cm" fo:border="0.5pt solid #000000"/>
    </style:style>
    <style:style style:name="Tableau44" style:family="table">
      <style:table-properties style:width="5.791cm" table:align="margins"/>
    </style:style>
    <style:style style:name="Tableau44.A" style:family="table-column">
      <style:table-column-properties style:column-width="2.895cm" style:rel-column-width="32767*"/>
    </style:style>
    <style:style style:name="Tableau44.B" style:family="table-column">
      <style:table-column-properties style:column-width="2.896cm" style:rel-column-width="32768*"/>
    </style:style>
    <style:style style:name="Tableau4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4.B1" style:family="table-cell">
      <style:table-cell-properties fo:padding="0.097cm" fo:border="0.5pt solid #000000"/>
    </style:style>
    <style:style style:name="Tableau45" style:family="table">
      <style:table-properties style:width="5.791cm" table:align="margins"/>
    </style:style>
    <style:style style:name="Tableau45.A" style:family="table-column">
      <style:table-column-properties style:column-width="2.895cm" style:rel-column-width="32767*"/>
    </style:style>
    <style:style style:name="Tableau45.B" style:family="table-column">
      <style:table-column-properties style:column-width="2.896cm" style:rel-column-width="32768*"/>
    </style:style>
    <style:style style:name="Tableau4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5.B1" style:family="table-cell">
      <style:table-cell-properties fo:padding="0.097cm" fo:border="0.5pt solid #000000"/>
    </style:style>
    <style:style style:name="Tableau46" style:family="table">
      <style:table-properties style:width="5.791cm" table:align="margins"/>
    </style:style>
    <style:style style:name="Tableau46.A" style:family="table-column">
      <style:table-column-properties style:column-width="2.895cm" style:rel-column-width="32767*"/>
    </style:style>
    <style:style style:name="Tableau46.B" style:family="table-column">
      <style:table-column-properties style:column-width="2.896cm" style:rel-column-width="32768*"/>
    </style:style>
    <style:style style:name="Tableau4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6.B1" style:family="table-cell">
      <style:table-cell-properties fo:padding="0.097cm" fo:border="0.5pt solid #000000"/>
    </style:style>
    <style:style style:name="Tableau48" style:family="table">
      <style:table-properties style:width="5.791cm" table:align="margins"/>
    </style:style>
    <style:style style:name="Tableau48.A" style:family="table-column">
      <style:table-column-properties style:column-width="2.895cm" style:rel-column-width="32767*"/>
    </style:style>
    <style:style style:name="Tableau48.B" style:family="table-column">
      <style:table-column-properties style:column-width="2.896cm" style:rel-column-width="32768*"/>
    </style:style>
    <style:style style:name="Tableau4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8.B1" style:family="table-cell">
      <style:table-cell-properties fo:padding="0.097cm" fo:border="0.5pt solid #000000"/>
    </style:style>
    <style:style style:name="Tableau49" style:family="table">
      <style:table-properties style:width="5.791cm" table:align="margins"/>
    </style:style>
    <style:style style:name="Tableau49.A" style:family="table-column">
      <style:table-column-properties style:column-width="2.895cm" style:rel-column-width="32767*"/>
    </style:style>
    <style:style style:name="Tableau49.B" style:family="table-column">
      <style:table-column-properties style:column-width="2.896cm" style:rel-column-width="32768*"/>
    </style:style>
    <style:style style:name="Tableau4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9.B1" style:family="table-cell">
      <style:table-cell-properties fo:padding="0.097cm" fo:border="0.5pt solid #000000"/>
    </style:style>
    <style:style style:name="Tableau25" style:family="table">
      <style:table-properties style:width="5.791cm" table:align="margins"/>
    </style:style>
    <style:style style:name="Tableau25.A" style:family="table-column">
      <style:table-column-properties style:column-width="2.895cm" style:rel-column-width="32767*"/>
    </style:style>
    <style:style style:name="Tableau25.B" style:family="table-column">
      <style:table-column-properties style:column-width="2.896cm" style:rel-column-width="32768*"/>
    </style:style>
    <style:style style:name="Tableau2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5.B1" style:family="table-cell">
      <style:table-cell-properties fo:padding="0.097cm" fo:border="0.5pt solid #000000"/>
    </style:style>
    <style:style style:name="Tableau26" style:family="table">
      <style:table-properties style:width="5.791cm" table:align="margins"/>
    </style:style>
    <style:style style:name="Tableau26.A" style:family="table-column">
      <style:table-column-properties style:column-width="2.895cm" style:rel-column-width="32767*"/>
    </style:style>
    <style:style style:name="Tableau26.B" style:family="table-column">
      <style:table-column-properties style:column-width="2.896cm" style:rel-column-width="32768*"/>
    </style:style>
    <style:style style:name="Tableau2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6.B1" style:family="table-cell">
      <style:table-cell-properties fo:padding="0.097cm" fo:border="0.5pt solid #000000"/>
    </style:style>
    <style:style style:name="Tableau27" style:family="table">
      <style:table-properties style:width="5.791cm" table:align="margins"/>
    </style:style>
    <style:style style:name="Tableau27.A" style:family="table-column">
      <style:table-column-properties style:column-width="2.895cm" style:rel-column-width="32767*"/>
    </style:style>
    <style:style style:name="Tableau27.B" style:family="table-column">
      <style:table-column-properties style:column-width="2.896cm" style:rel-column-width="32768*"/>
    </style:style>
    <style:style style:name="Tableau2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7.B1" style:family="table-cell">
      <style:table-cell-properties fo:padding="0.097cm" fo:border="0.5pt solid #000000"/>
    </style:style>
    <style:style style:name="Tableau28" style:family="table">
      <style:table-properties style:width="5.791cm" table:align="margins"/>
    </style:style>
    <style:style style:name="Tableau28.A" style:family="table-column">
      <style:table-column-properties style:column-width="2.895cm" style:rel-column-width="32767*"/>
    </style:style>
    <style:style style:name="Tableau28.B" style:family="table-column">
      <style:table-column-properties style:column-width="2.896cm" style:rel-column-width="32768*"/>
    </style:style>
    <style:style style:name="Tableau2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8.B1" style:family="table-cell">
      <style:table-cell-properties fo:padding="0.097cm" fo:border="0.5pt solid #000000"/>
    </style:style>
    <style:style style:name="Tableau29" style:family="table">
      <style:table-properties style:width="5.791cm" table:align="margins"/>
    </style:style>
    <style:style style:name="Tableau29.A" style:family="table-column">
      <style:table-column-properties style:column-width="2.895cm" style:rel-column-width="32767*"/>
    </style:style>
    <style:style style:name="Tableau29.B" style:family="table-column">
      <style:table-column-properties style:column-width="2.896cm" style:rel-column-width="32768*"/>
    </style:style>
    <style:style style:name="Tableau2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9.B1" style:family="table-cell">
      <style:table-cell-properties fo:padding="0.097cm" fo:border="0.5pt solid #000000"/>
    </style:style>
    <style:style style:name="Tableau30" style:family="table">
      <style:table-properties style:width="5.791cm" table:align="margins"/>
    </style:style>
    <style:style style:name="Tableau30.A" style:family="table-column">
      <style:table-column-properties style:column-width="2.895cm" style:rel-column-width="32767*"/>
    </style:style>
    <style:style style:name="Tableau30.B" style:family="table-column">
      <style:table-column-properties style:column-width="2.896cm" style:rel-column-width="32768*"/>
    </style:style>
    <style:style style:name="Tableau3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0.B1" style:family="table-cell">
      <style:table-cell-properties fo:padding="0.097cm" fo:border="0.5pt solid #000000"/>
    </style:style>
    <style:style style:name="Tableau31" style:family="table">
      <style:table-properties style:width="5.791cm" table:align="margins"/>
    </style:style>
    <style:style style:name="Tableau31.A" style:family="table-column">
      <style:table-column-properties style:column-width="2.895cm" style:rel-column-width="32767*"/>
    </style:style>
    <style:style style:name="Tableau31.B" style:family="table-column">
      <style:table-column-properties style:column-width="2.896cm" style:rel-column-width="32768*"/>
    </style:style>
    <style:style style:name="Tableau3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1.B1" style:family="table-cell">
      <style:table-cell-properties fo:padding="0.097cm" fo:border="0.5pt solid #000000"/>
    </style:style>
    <style:style style:name="Tableau32" style:family="table">
      <style:table-properties style:width="5.791cm" table:align="margins"/>
    </style:style>
    <style:style style:name="Tableau32.A" style:family="table-column">
      <style:table-column-properties style:column-width="2.895cm" style:rel-column-width="32767*"/>
    </style:style>
    <style:style style:name="Tableau32.B" style:family="table-column">
      <style:table-column-properties style:column-width="2.896cm" style:rel-column-width="32768*"/>
    </style:style>
    <style:style style:name="Tableau3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2.B1" style:family="table-cell">
      <style:table-cell-properties fo:padding="0.097cm" fo:border="0.5pt solid #000000"/>
    </style:style>
    <style:style style:name="Tableau33" style:family="table">
      <style:table-properties style:width="5.791cm" table:align="margins"/>
    </style:style>
    <style:style style:name="Tableau33.A" style:family="table-column">
      <style:table-column-properties style:column-width="2.895cm" style:rel-column-width="32767*"/>
    </style:style>
    <style:style style:name="Tableau33.B" style:family="table-column">
      <style:table-column-properties style:column-width="2.896cm" style:rel-column-width="32768*"/>
    </style:style>
    <style:style style:name="Tableau3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3.B1" style:family="table-cell">
      <style:table-cell-properties fo:padding="0.097cm" fo:border="0.5pt solid #000000"/>
    </style:style>
    <style:style style:name="Tableau34" style:family="table">
      <style:table-properties style:width="5.791cm" table:align="margins"/>
    </style:style>
    <style:style style:name="Tableau34.A" style:family="table-column">
      <style:table-column-properties style:column-width="2.895cm" style:rel-column-width="32767*"/>
    </style:style>
    <style:style style:name="Tableau34.B" style:family="table-column">
      <style:table-column-properties style:column-width="2.896cm" style:rel-column-width="32768*"/>
    </style:style>
    <style:style style:name="Tableau3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4.B1" style:family="table-cell">
      <style:table-cell-properties fo:padding="0.097cm" fo:border="0.5pt solid #000000"/>
    </style:style>
    <style:style style:name="Tableau35" style:family="table">
      <style:table-properties style:width="5.791cm" table:align="margins"/>
    </style:style>
    <style:style style:name="Tableau35.A" style:family="table-column">
      <style:table-column-properties style:column-width="2.895cm" style:rel-column-width="32767*"/>
    </style:style>
    <style:style style:name="Tableau35.B" style:family="table-column">
      <style:table-column-properties style:column-width="2.896cm" style:rel-column-width="32768*"/>
    </style:style>
    <style:style style:name="Tableau3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5.B1" style:family="table-cell">
      <style:table-cell-properties fo:padding="0.097cm" fo:border="0.5pt solid #000000"/>
    </style:style>
    <style:style style:name="Tableau36" style:family="table">
      <style:table-properties style:width="5.791cm" table:align="margins"/>
    </style:style>
    <style:style style:name="Tableau36.A" style:family="table-column">
      <style:table-column-properties style:column-width="2.895cm" style:rel-column-width="32767*"/>
    </style:style>
    <style:style style:name="Tableau36.B" style:family="table-column">
      <style:table-column-properties style:column-width="2.896cm" style:rel-column-width="32768*"/>
    </style:style>
    <style:style style:name="Tableau3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6.B1" style:family="table-cell">
      <style:table-cell-properties fo:padding="0.097cm" fo:border="0.5pt solid #000000"/>
    </style:style>
    <style:style style:name="Tableau37" style:family="table">
      <style:table-properties style:width="5.791cm" table:align="margins"/>
    </style:style>
    <style:style style:name="Tableau37.A" style:family="table-column">
      <style:table-column-properties style:column-width="2.895cm" style:rel-column-width="32767*"/>
    </style:style>
    <style:style style:name="Tableau37.B" style:family="table-column">
      <style:table-column-properties style:column-width="2.896cm" style:rel-column-width="32768*"/>
    </style:style>
    <style:style style:name="Tableau3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7.B1" style:family="table-cell">
      <style:table-cell-properties fo:padding="0.097cm" fo:border="0.5pt solid #000000"/>
    </style:style>
    <style:style style:name="Tableau38" style:family="table">
      <style:table-properties style:width="5.791cm" table:align="margins"/>
    </style:style>
    <style:style style:name="Tableau38.A" style:family="table-column">
      <style:table-column-properties style:column-width="2.895cm" style:rel-column-width="32767*"/>
    </style:style>
    <style:style style:name="Tableau38.B" style:family="table-column">
      <style:table-column-properties style:column-width="2.896cm" style:rel-column-width="32768*"/>
    </style:style>
    <style:style style:name="Tableau3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8.B1" style:family="table-cell">
      <style:table-cell-properties fo:padding="0.097cm" fo:border="0.5pt solid #000000"/>
    </style:style>
    <style:style style:name="Tableau39" style:family="table">
      <style:table-properties style:width="5.791cm" table:align="margins"/>
    </style:style>
    <style:style style:name="Tableau39.A" style:family="table-column">
      <style:table-column-properties style:column-width="2.895cm" style:rel-column-width="32767*"/>
    </style:style>
    <style:style style:name="Tableau39.B" style:family="table-column">
      <style:table-column-properties style:column-width="2.896cm" style:rel-column-width="32768*"/>
    </style:style>
    <style:style style:name="Tableau3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9.B1" style:family="table-cell">
      <style:table-cell-properties fo:padding="0.097cm" fo:border="0.5pt solid #000000"/>
    </style:style>
    <style:style style:name="Tableau40" style:family="table">
      <style:table-properties style:width="5.791cm" table:align="margins"/>
    </style:style>
    <style:style style:name="Tableau40.A" style:family="table-column">
      <style:table-column-properties style:column-width="2.895cm" style:rel-column-width="32767*"/>
    </style:style>
    <style:style style:name="Tableau40.B" style:family="table-column">
      <style:table-column-properties style:column-width="2.896cm" style:rel-column-width="32768*"/>
    </style:style>
    <style:style style:name="Tableau4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0.B1" style:family="table-cell">
      <style:table-cell-properties fo:padding="0.097cm" fo:border="0.5pt solid #000000"/>
    </style:style>
    <style:style style:name="Tableau41" style:family="table">
      <style:table-properties style:width="5.791cm" table:align="margins"/>
    </style:style>
    <style:style style:name="Tableau41.A" style:family="table-column">
      <style:table-column-properties style:column-width="2.895cm" style:rel-column-width="32767*"/>
    </style:style>
    <style:style style:name="Tableau41.B" style:family="table-column">
      <style:table-column-properties style:column-width="2.896cm" style:rel-column-width="32768*"/>
    </style:style>
    <style:style style:name="Tableau4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1.B1" style:family="table-cell">
      <style:table-cell-properties fo:padding="0.097cm" fo:border="0.5pt solid #000000"/>
    </style:style>
    <style:style style:name="Tableau42" style:family="table">
      <style:table-properties style:width="5.791cm" table:align="margins"/>
    </style:style>
    <style:style style:name="Tableau42.A" style:family="table-column">
      <style:table-column-properties style:column-width="2.895cm" style:rel-column-width="32767*"/>
    </style:style>
    <style:style style:name="Tableau42.B" style:family="table-column">
      <style:table-column-properties style:column-width="2.896cm" style:rel-column-width="32768*"/>
    </style:style>
    <style:style style:name="Tableau4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2.B1" style:family="table-cell">
      <style:table-cell-properties fo:padding="0.097cm" fo:border="0.5pt solid #000000"/>
    </style:style>
    <style:style style:name="Tableau43" style:family="table">
      <style:table-properties style:width="5.791cm" table:align="margins"/>
    </style:style>
    <style:style style:name="Tableau43.A" style:family="table-column">
      <style:table-column-properties style:column-width="2.895cm" style:rel-column-width="32767*"/>
    </style:style>
    <style:style style:name="Tableau43.B" style:family="table-column">
      <style:table-column-properties style:column-width="2.896cm" style:rel-column-width="32768*"/>
    </style:style>
    <style:style style:name="Tableau4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3.B1" style:family="table-cell">
      <style:table-cell-properties fo:padding="0.097cm" fo:border="0.5pt solid #000000"/>
    </style:style>
    <style:style style:name="Tableau44" style:family="table">
      <style:table-properties style:width="5.791cm" table:align="margins"/>
    </style:style>
    <style:style style:name="Tableau44.A" style:family="table-column">
      <style:table-column-properties style:column-width="2.895cm" style:rel-column-width="32767*"/>
    </style:style>
    <style:style style:name="Tableau44.B" style:family="table-column">
      <style:table-column-properties style:column-width="2.896cm" style:rel-column-width="32768*"/>
    </style:style>
    <style:style style:name="Tableau4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4.B1" style:family="table-cell">
      <style:table-cell-properties fo:padding="0.097cm" fo:border="0.5pt solid #000000"/>
    </style:style>
    <style:style style:name="Tableau45" style:family="table">
      <style:table-properties style:width="5.791cm" table:align="margins"/>
    </style:style>
    <style:style style:name="Tableau45.A" style:family="table-column">
      <style:table-column-properties style:column-width="2.895cm" style:rel-column-width="32767*"/>
    </style:style>
    <style:style style:name="Tableau45.B" style:family="table-column">
      <style:table-column-properties style:column-width="2.896cm" style:rel-column-width="32768*"/>
    </style:style>
    <style:style style:name="Tableau4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5.B1" style:family="table-cell">
      <style:table-cell-properties fo:padding="0.097cm" fo:border="0.5pt solid #000000"/>
    </style:style>
    <style:style style:name="Tableau46" style:family="table">
      <style:table-properties style:width="5.791cm" table:align="margins"/>
    </style:style>
    <style:style style:name="Tableau46.A" style:family="table-column">
      <style:table-column-properties style:column-width="2.895cm" style:rel-column-width="32767*"/>
    </style:style>
    <style:style style:name="Tableau46.B" style:family="table-column">
      <style:table-column-properties style:column-width="2.896cm" style:rel-column-width="32768*"/>
    </style:style>
    <style:style style:name="Tableau4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6.B1" style:family="table-cell">
      <style:table-cell-properties fo:padding="0.097cm" fo:border="0.5pt solid #000000"/>
    </style:style>
    <style:style style:name="Tableau48" style:family="table">
      <style:table-properties style:width="5.791cm" table:align="margins"/>
    </style:style>
    <style:style style:name="Tableau48.A" style:family="table-column">
      <style:table-column-properties style:column-width="2.895cm" style:rel-column-width="32767*"/>
    </style:style>
    <style:style style:name="Tableau48.B" style:family="table-column">
      <style:table-column-properties style:column-width="2.896cm" style:rel-column-width="32768*"/>
    </style:style>
    <style:style style:name="Tableau4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8.B1" style:family="table-cell">
      <style:table-cell-properties fo:padding="0.097cm" fo:border="0.5pt solid #000000"/>
    </style:style>
    <style:style style:name="Tableau49" style:family="table">
      <style:table-properties style:width="5.791cm" table:align="margins"/>
    </style:style>
    <style:style style:name="Tableau49.A" style:family="table-column">
      <style:table-column-properties style:column-width="2.895cm" style:rel-column-width="32767*"/>
    </style:style>
    <style:style style:name="Tableau49.B" style:family="table-column">
      <style:table-column-properties style:column-width="2.896cm" style:rel-column-width="32768*"/>
    </style:style>
    <style:style style:name="Tableau4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9.B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officeooo:paragraph-rsid="000b7a8f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rsid="00094386" officeooo:paragraph-rsid="00094386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rsid="00094386" officeooo:paragraph-rsid="000b7a8f"/>
    </style:style>
    <style:style style:name="P6" style:family="paragraph" style:parent-style-name="Standard">
      <style:text-properties officeooo:paragraph-rsid="000b7a8f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rsid="000b7a8f" officeooo:paragraph-rsid="000b7a8f"/>
    </style:style>
    <style:style style:name="P8" style:family="paragraph" style:parent-style-name="Table_20_Contents">
      <style:text-properties officeooo:rsid="000b7a8f" officeooo:paragraph-rsid="000b7a8f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rsid="000c7c6e" officeooo:paragraph-rsid="000c7c6e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rsid="000f4422" officeooo:paragraph-rsid="000f4422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/>
    </style:style>
    <style:style style:name="P12" style:family="paragraph" style:parent-style-name="Table_20_Contents">
      <style:text-properties officeooo:rsid="000b7a8f" officeooo:paragraph-rsid="000b7a8f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rsid="000f952f" officeooo:paragraph-rsid="000f952f"/>
    </style:style>
    <style:style style:name="P14" style:family="paragraph" style:parent-style-name="Standard">
      <style:paragraph-properties fo:text-align="center" style:justify-single-word="false"/>
      <style:text-properties officeooo:rsid="000f952f" officeooo:paragraph-rsid="000f952f"/>
    </style:style>
    <style:style style:name="P15" style:family="paragraph" style:parent-style-name="Standard">
      <style:paragraph-properties fo:text-align="center" style:justify-single-word="false" fo:break-before="page"/>
      <style:text-properties officeooo:rsid="000f952f" officeooo:paragraph-rsid="000fc723"/>
    </style:style>
    <style:style style:name="P16" style:family="paragraph" style:parent-style-name="Standard">
      <style:text-properties officeooo:paragraph-rsid="000b7a8f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officeooo:rsid="000c7c6e" officeooo:paragraph-rsid="000c7c6e"/>
    </style:style>
    <style:style style:name="P18" style:family="paragraph" style:parent-style-name="Standard">
      <style:paragraph-properties fo:text-align="start" style:justify-single-word="false">
        <style:tab-stops/>
      </style:paragraph-properties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officeooo:rsid="000fc723" officeooo:paragraph-rsid="000fc723"/>
    </style:style>
    <style:style style:name="T1" style:family="text">
      <style:text-properties officeooo:rsid="000fc7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Le 7/01 de 15h à 16h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7">Nom</text:p>
          </table:table-cell>
          <table:table-cell table:style-name="Tableau1.A1" office:value-type="string">
            <text:p text:style-name="P7">Prénom</text:p>
          </table:table-cell>
          <table:table-cell table:style-name="Tableau1.A1" office:value-type="string">
            <text:p text:style-name="P4">Salle</text:p>
          </table:table-cell>
          <table:table-cell table:style-name="Tableau1.A1" office:value-type="string">
            <text:p text:style-name="P4">Je souhaite rester éco-délégué(e)</text:p>
          </table:table-cell>
        </table:table-row>
        <table:table-row table:style-name="Tableau1.1">
          <table:table-cell table:style-name="Tableau1.A1" office:value-type="string">
            <text:p text:style-name="P1">3A</text:p>
          </table:table-cell>
          <table:table-cell table:style-name="Tableau1.A1" office:value-type="string">
            <text:p text:style-name="P1">Lacombe</text:p>
          </table:table-cell>
          <table:table-cell table:style-name="Tableau1.A1" office:value-type="string">
            <text:p text:style-name="P1">Krisley</text:p>
          </table:table-cell>
          <table:table-cell table:style-name="Tableau1.A1" office:value-type="string">
            <text:p text:style-name="P13">AtelierHAs</text:p>
          </table:table-cell>
          <table:table-cell table:style-name="Tableau1.A1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8">OUI</text:p>
                </table:table-cell>
                <table:table-cell table:style-name="Tableau2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3A</text:p>
          </table:table-cell>
          <table:table-cell table:style-name="Tableau1.A1" office:value-type="string">
            <text:p text:style-name="P1">Miloudi</text:p>
          </table:table-cell>
          <table:table-cell table:style-name="Tableau1.A1" office:value-type="string">
            <text:p text:style-name="P1">Latifa</text:p>
          </table:table-cell>
          <table:table-cell table:style-name="Tableau1.A1" office:value-type="string">
            <text:p text:style-name="P13">AtelierHAs</text:p>
          </table:table-cell>
          <table:table-cell table:style-name="Tableau1.A1" office:value-type="string"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8">OUI</text:p>
                </table:table-cell>
                <table:table-cell table:style-name="Tableau3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3B</text:p>
          </table:table-cell>
          <table:table-cell table:style-name="Tableau1.A1" office:value-type="string">
            <text:p text:style-name="P1">BOURAGBA</text:p>
          </table:table-cell>
          <table:table-cell table:style-name="Tableau1.A1" office:value-type="string">
            <text:p text:style-name="P1">Nabil</text:p>
          </table:table-cell>
          <table:table-cell table:style-name="Tableau1.A1" office:value-type="string">
            <text:p text:style-name="P13">Phy2</text:p>
          </table:table-cell>
          <table:table-cell table:style-name="Tableau1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8">OUI</text:p>
                </table:table-cell>
                <table:table-cell table:style-name="Tableau4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3B</text:p>
          </table:table-cell>
          <table:table-cell table:style-name="Tableau1.A1" office:value-type="string">
            <text:p text:style-name="P1">SMITH</text:p>
          </table:table-cell>
          <table:table-cell table:style-name="Tableau1.A1" office:value-type="string">
            <text:p text:style-name="P1">Tisha</text:p>
          </table:table-cell>
          <table:table-cell table:style-name="Tableau1.A1" office:value-type="string">
            <text:p text:style-name="P13">Phy2</text:p>
          </table:table-cell>
          <table:table-cell table:style-name="Tableau1.A1" office:value-type="string">
            <table:table table:name="Tableau23" table:style-name="Tableau23">
              <table:table-column table:style-name="Tableau23.A"/>
              <table:table-column table:style-name="Tableau23.B"/>
              <table:table-row>
                <table:table-cell table:style-name="Tableau23.A1" office:value-type="string">
                  <text:p text:style-name="P8">OUI</text:p>
                </table:table-cell>
                <table:table-cell table:style-name="Tableau23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3C</text:p>
          </table:table-cell>
          <table:table-cell table:style-name="Tableau1.A1" office:value-type="string">
            <text:p text:style-name="P1">Oussadi</text:p>
          </table:table-cell>
          <table:table-cell table:style-name="Tableau1.A1" office:value-type="string">
            <text:p text:style-name="P1">Lamis</text:p>
          </table:table-cell>
          <table:table-cell table:style-name="Tableau1.A1" office:value-type="string">
            <text:p text:style-name="P13">B12</text:p>
          </table:table-cell>
          <table:table-cell table:style-name="Tableau1.A1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8">OUI</text:p>
                </table:table-cell>
                <table:table-cell table:style-name="Tableau5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7" office:value-type="string">
            <text:p text:style-name="P1">3D</text:p>
          </table:table-cell>
          <table:table-cell table:style-name="Tableau1.A7" office:value-type="string">
            <text:p text:style-name="P1">Calot</text:p>
          </table:table-cell>
          <table:table-cell table:style-name="Tableau1.A7" office:value-type="string">
            <text:p text:style-name="P1">Luna</text:p>
          </table:table-cell>
          <table:table-cell table:style-name="Tableau1.A7" office:value-type="string">
            <text:p text:style-name="P9"/>
          </table:table-cell>
          <table:table-cell table:style-name="Tableau1.A7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8">OUI</text:p>
                </table:table-cell>
                <table:table-cell table:style-name="Tableau6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7" office:value-type="string">
            <text:p text:style-name="P1">3E</text:p>
          </table:table-cell>
          <table:table-cell table:style-name="Tableau1.A7" office:value-type="string">
            <text:p text:style-name="P1">El Nehrawy</text:p>
          </table:table-cell>
          <table:table-cell table:style-name="Tableau1.A7" office:value-type="string">
            <text:p text:style-name="P1">Mélia</text:p>
          </table:table-cell>
          <table:table-cell table:style-name="Tableau1.A7" office:value-type="string">
            <text:p text:style-name="P1"/>
          </table:table-cell>
          <table:table-cell table:style-name="Tableau1.A7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8">OUI</text:p>
                </table:table-cell>
                <table:table-cell table:style-name="Tableau7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7" office:value-type="string">
            <text:p text:style-name="P1">3E</text:p>
          </table:table-cell>
          <table:table-cell table:style-name="Tableau1.A7" office:value-type="string">
            <text:p text:style-name="P1">Guerreiro</text:p>
          </table:table-cell>
          <table:table-cell table:style-name="Tableau1.A7" office:value-type="string">
            <text:p text:style-name="P1">Pedro</text:p>
          </table:table-cell>
          <table:table-cell table:style-name="Tableau1.A7" office:value-type="string">
            <text:p text:style-name="P1"/>
          </table:table-cell>
          <table:table-cell table:style-name="Tableau1.A7" office:value-type="string"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8">OUI</text:p>
                </table:table-cell>
                <table:table-cell table:style-name="Tableau8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7" office:value-type="string">
            <text:p text:style-name="P1">3F</text:p>
          </table:table-cell>
          <table:table-cell table:style-name="Tableau1.A7" office:value-type="string">
            <text:p text:style-name="P1">Nongo</text:p>
          </table:table-cell>
          <table:table-cell table:style-name="Tableau1.A7" office:value-type="string">
            <text:p text:style-name="P1">Amélie</text:p>
          </table:table-cell>
          <table:table-cell table:style-name="Tableau1.A7" office:value-type="string">
            <text:p text:style-name="P9"/>
          </table:table-cell>
          <table:table-cell table:style-name="Tableau1.A7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8">OUI</text:p>
                </table:table-cell>
                <table:table-cell table:style-name="Tableau9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7" office:value-type="string">
            <text:p text:style-name="P1">3F</text:p>
          </table:table-cell>
          <table:table-cell table:style-name="Tableau1.A7" office:value-type="string">
            <text:p text:style-name="P1">Djoumoi</text:p>
          </table:table-cell>
          <table:table-cell table:style-name="Tableau1.A7" office:value-type="string">
            <text:p text:style-name="P1">Ania</text:p>
          </table:table-cell>
          <table:table-cell table:style-name="Tableau1.A7" office:value-type="string">
            <text:p text:style-name="P1"/>
          </table:table-cell>
          <table:table-cell table:style-name="Tableau1.A7" office:value-type="string"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8">OUI</text:p>
                </table:table-cell>
                <table:table-cell table:style-name="Tableau10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A</text:p>
          </table:table-cell>
          <table:table-cell table:style-name="Tableau1.A1" office:value-type="string">
            <text:p text:style-name="P1">Macalou</text:p>
          </table:table-cell>
          <table:table-cell table:style-name="Tableau1.A1" office:value-type="string">
            <text:p text:style-name="P1">Awa</text:p>
          </table:table-cell>
          <table:table-cell table:style-name="Tableau1.A1" office:value-type="string">
            <text:p text:style-name="P13">B25</text:p>
          </table:table-cell>
          <table:table-cell table:style-name="Tableau1.A1" office:value-type="string">
            <table:table table:name="Tableau11" table:style-name="Tableau11">
              <table:table-column table:style-name="Tableau11.A"/>
              <table:table-column table:style-name="Tableau11.B"/>
              <table:table-row>
                <table:table-cell table:style-name="Tableau11.A1" office:value-type="string">
                  <text:p text:style-name="P8">OUI</text:p>
                </table:table-cell>
                <table:table-cell table:style-name="Tableau11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A</text:p>
          </table:table-cell>
          <table:table-cell table:style-name="Tableau1.A1" office:value-type="string">
            <text:p text:style-name="P1">Drame</text:p>
          </table:table-cell>
          <table:table-cell table:style-name="Tableau1.A1" office:value-type="string">
            <text:p text:style-name="P1">Mahamadou</text:p>
          </table:table-cell>
          <table:table-cell table:style-name="Tableau1.A1" office:value-type="string">
            <text:p text:style-name="P13">B25</text:p>
          </table:table-cell>
          <table:table-cell table:style-name="Tableau1.A1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8">OUI</text:p>
                </table:table-cell>
                <table:table-cell table:style-name="Tableau12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B</text:p>
          </table:table-cell>
          <table:table-cell table:style-name="Tableau1.A1" office:value-type="string">
            <text:p text:style-name="P1">Tekabanza</text:p>
          </table:table-cell>
          <table:table-cell table:style-name="Tableau1.A1" office:value-type="string">
            <text:p text:style-name="P1">Kate</text:p>
          </table:table-cell>
          <table:table-cell table:style-name="Tableau1.A1" office:value-type="string">
            <text:p text:style-name="P13">A14</text:p>
          </table:table-cell>
          <table:table-cell table:style-name="Tableau1.A1" office:value-type="string">
            <table:table table:name="Tableau13" table:style-name="Tableau13">
              <table:table-column table:style-name="Tableau13.A"/>
              <table:table-column table:style-name="Tableau13.B"/>
              <table:table-row>
                <table:table-cell table:style-name="Tableau13.A1" office:value-type="string">
                  <text:p text:style-name="P8">OUI</text:p>
                </table:table-cell>
                <table:table-cell table:style-name="Tableau13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B</text:p>
          </table:table-cell>
          <table:table-cell table:style-name="Tableau1.A1" office:value-type="string">
            <text:p text:style-name="P1">Belakhdar</text:p>
          </table:table-cell>
          <table:table-cell table:style-name="Tableau1.A1" office:value-type="string">
            <text:p text:style-name="P1">Walid</text:p>
          </table:table-cell>
          <table:table-cell table:style-name="Tableau1.A1" office:value-type="string">
            <text:p text:style-name="P13">A14</text:p>
          </table:table-cell>
          <table:table-cell table:style-name="Tableau1.A1" office:value-type="string"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office:value-type="string">
                  <text:p text:style-name="P8">OUI</text:p>
                </table:table-cell>
                <table:table-cell table:style-name="Tableau14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7" office:value-type="string">
            <text:p text:style-name="P1">4C</text:p>
          </table:table-cell>
          <table:table-cell table:style-name="Tableau1.A7" office:value-type="string">
            <text:p text:style-name="P1">Hamdi</text:p>
          </table:table-cell>
          <table:table-cell table:style-name="Tableau1.A7" office:value-type="string">
            <text:p text:style-name="P1">Sami</text:p>
          </table:table-cell>
          <table:table-cell table:style-name="Tableau1.A7" office:value-type="string">
            <text:p text:style-name="P1"/>
          </table:table-cell>
          <table:table-cell table:style-name="Tableau1.A7" office:value-type="string"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8">OUI</text:p>
                </table:table-cell>
                <table:table-cell table:style-name="Tableau15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7" office:value-type="string">
            <text:p text:style-name="P1">4C</text:p>
          </table:table-cell>
          <table:table-cell table:style-name="Tableau1.A7" office:value-type="string">
            <text:p text:style-name="P1">Zoghlami</text:p>
          </table:table-cell>
          <table:table-cell table:style-name="Tableau1.A7" office:value-type="string">
            <text:p text:style-name="P1">Wassim</text:p>
          </table:table-cell>
          <table:table-cell table:style-name="Tableau1.A7" office:value-type="string">
            <text:p text:style-name="P1"/>
          </table:table-cell>
          <table:table-cell table:style-name="Tableau1.A7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8">OUI</text:p>
                </table:table-cell>
                <table:table-cell table:style-name="Tableau16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D</text:p>
          </table:table-cell>
          <table:table-cell table:style-name="Tableau1.A1" office:value-type="string">
            <text:p text:style-name="P1">Siby</text:p>
          </table:table-cell>
          <table:table-cell table:style-name="Tableau1.A1" office:value-type="string">
            <text:p text:style-name="P1">Fanta</text:p>
          </table:table-cell>
          <table:table-cell table:style-name="Tableau1.A1" office:value-type="string">
            <text:p text:style-name="P13">B15</text:p>
          </table:table-cell>
          <table:table-cell table:style-name="Tableau1.A1" office:value-type="string">
            <table:table table:name="Tableau17" table:style-name="Tableau17">
              <table:table-column table:style-name="Tableau17.A"/>
              <table:table-column table:style-name="Tableau17.B"/>
              <table:table-row>
                <table:table-cell table:style-name="Tableau17.A1" office:value-type="string">
                  <text:p text:style-name="P8">OUI</text:p>
                </table:table-cell>
                <table:table-cell table:style-name="Tableau17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D</text:p>
          </table:table-cell>
          <table:table-cell table:style-name="Tableau1.A1" office:value-type="string">
            <text:p text:style-name="P1">Bamba</text:p>
          </table:table-cell>
          <table:table-cell table:style-name="Tableau1.A1" office:value-type="string">
            <text:p text:style-name="P1">Malick</text:p>
          </table:table-cell>
          <table:table-cell table:style-name="Tableau1.A1" office:value-type="string">
            <text:p text:style-name="P13">B15</text:p>
          </table:table-cell>
          <table:table-cell table:style-name="Tableau1.A1" office:value-type="string">
            <table:table table:name="Tableau18" table:style-name="Tableau18">
              <table:table-column table:style-name="Tableau18.A"/>
              <table:table-column table:style-name="Tableau18.B"/>
              <table:table-row>
                <table:table-cell table:style-name="Tableau18.A1" office:value-type="string">
                  <text:p text:style-name="P8">OUI</text:p>
                </table:table-cell>
                <table:table-cell table:style-name="Tableau18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E</text:p>
          </table:table-cell>
          <table:table-cell table:style-name="Tableau1.A1" office:value-type="string">
            <text:p text:style-name="P1">Massamba Capitao</text:p>
          </table:table-cell>
          <table:table-cell table:style-name="Tableau1.A1" office:value-type="string">
            <text:p text:style-name="P1">Carlos</text:p>
          </table:table-cell>
          <table:table-cell table:style-name="Tableau1.A1" office:value-type="string">
            <text:p text:style-name="P13">Phy1</text:p>
          </table:table-cell>
          <table:table-cell table:style-name="Tableau1.A1" office:value-type="string">
            <table:table table:name="Tableau19" table:style-name="Tableau19">
              <table:table-column table:style-name="Tableau19.A"/>
              <table:table-column table:style-name="Tableau19.B"/>
              <table:table-row>
                <table:table-cell table:style-name="Tableau19.A1" office:value-type="string">
                  <text:p text:style-name="P8">OUI</text:p>
                </table:table-cell>
                <table:table-cell table:style-name="Tableau19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E</text:p>
          </table:table-cell>
          <table:table-cell table:style-name="Tableau1.A1" office:value-type="string">
            <text:p text:style-name="P1">Ghanem</text:p>
          </table:table-cell>
          <table:table-cell table:style-name="Tableau1.A1" office:value-type="string">
            <text:p text:style-name="P1">Syphax</text:p>
          </table:table-cell>
          <table:table-cell table:style-name="Tableau1.A1" office:value-type="string">
            <text:p text:style-name="P13">Phy1</text:p>
          </table:table-cell>
          <table:table-cell table:style-name="Tableau1.A1" office:value-type="string">
            <table:table table:name="Tableau20" table:style-name="Tableau20">
              <table:table-column table:style-name="Tableau20.A"/>
              <table:table-column table:style-name="Tableau20.B"/>
              <table:table-row>
                <table:table-cell table:style-name="Tableau20.A1" office:value-type="string">
                  <text:p text:style-name="P8">OUI</text:p>
                </table:table-cell>
                <table:table-cell table:style-name="Tableau20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F</text:p>
          </table:table-cell>
          <table:table-cell table:style-name="Tableau1.A1" office:value-type="string">
            <text:p text:style-name="P1">Sidibe</text:p>
          </table:table-cell>
          <table:table-cell table:style-name="Tableau1.A1" office:value-type="string">
            <text:p text:style-name="P1">Diaba</text:p>
          </table:table-cell>
          <table:table-cell table:style-name="Tableau1.A1" office:value-type="string">
            <text:p text:style-name="P13">SVT1</text:p>
          </table:table-cell>
          <table:table-cell table:style-name="Tableau1.A1" office:value-type="string">
            <table:table table:name="Tableau21" table:style-name="Tableau21">
              <table:table-column table:style-name="Tableau21.A"/>
              <table:table-column table:style-name="Tableau21.B"/>
              <table:table-row>
                <table:table-cell table:style-name="Tableau21.A1" office:value-type="string">
                  <text:p text:style-name="P8">OUI</text:p>
                </table:table-cell>
                <table:table-cell table:style-name="Tableau21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>4F</text:p>
          </table:table-cell>
          <table:table-cell table:style-name="Tableau1.A1" office:value-type="string">
            <text:p text:style-name="P1">Sanches da Veiga</text:p>
          </table:table-cell>
          <table:table-cell table:style-name="Tableau1.A1" office:value-type="string">
            <text:p text:style-name="P1">Yoann</text:p>
          </table:table-cell>
          <table:table-cell table:style-name="Tableau1.A1" office:value-type="string">
            <text:p text:style-name="P13">SVT1</text:p>
          </table:table-cell>
          <table:table-cell table:style-name="Tableau1.A1" office:value-type="string">
            <table:table table:name="Tableau22" table:style-name="Tableau22">
              <table:table-column table:style-name="Tableau22.A"/>
              <table:table-column table:style-name="Tableau22.B"/>
              <table:table-row>
                <table:table-cell table:style-name="Tableau22.A1" office:value-type="string">
                  <text:p text:style-name="P8">OUI</text:p>
                </table:table-cell>
                <table:table-cell table:style-name="Tableau22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1.1"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</table:table>
      <text:p text:style-name="Standard"/>
      <text:p text:style-name="P6"/>
      <text:p text:style-name="P15">Le 7/01 de 15h à 16h</text:p>
      <text:p text:style-name="P6"/>
      <table:table table:name="Tableau24" table:style-name="Tableau24">
        <table:table-column table:style-name="Tableau24.A"/>
        <table:table-column table:style-name="Tableau24.B"/>
        <table:table-column table:style-name="Tableau24.C"/>
        <table:table-column table:style-name="Tableau24.D"/>
        <table:table-column table:style-name="Tableau24.E"/>
        <table:table-row table:style-name="Tableau24.1">
          <table:table-cell table:style-name="Tableau24.A1" office:value-type="string">
            <text:p text:style-name="P2"/>
          </table:table-cell>
          <table:table-cell table:style-name="Tableau24.A1" office:value-type="string">
            <text:p text:style-name="P7">Nom</text:p>
          </table:table-cell>
          <table:table-cell table:style-name="Tableau24.A1" office:value-type="string">
            <text:p text:style-name="P7">Prénom</text:p>
          </table:table-cell>
          <table:table-cell table:style-name="Tableau24.A1" office:value-type="string">
            <text:p text:style-name="P5">Salle</text:p>
          </table:table-cell>
          <table:table-cell table:style-name="Tableau24.A1" office:value-type="string">
            <text:p text:style-name="P5">Je souhaite rester éco-délégué(e)</text:p>
          </table:table-cell>
        </table:table-row>
        <table:table-row table:style-name="Tableau24.1">
          <table:table-cell table:style-name="Tableau24.A2" office:value-type="string">
            <text:p text:style-name="P3">5A</text:p>
          </table:table-cell>
          <table:table-cell table:style-name="Tableau24.A2" office:value-type="string">
            <text:p text:style-name="P3">Djikine</text:p>
          </table:table-cell>
          <table:table-cell table:style-name="Tableau24.A2" office:value-type="string">
            <text:p text:style-name="P3">Coumba</text:p>
          </table:table-cell>
          <table:table-cell table:style-name="Tableau24.A2" office:value-type="string">
            <text:p text:style-name="P10"/>
          </table:table-cell>
          <table:table-cell table:style-name="Tableau24.A2" office:value-type="string">
            <table:table table:name="Tableau25" table:style-name="Tableau25">
              <table:table-column table:style-name="Tableau25.A"/>
              <table:table-column table:style-name="Tableau25.B"/>
              <table:table-row>
                <table:table-cell table:style-name="Tableau25.A1" office:value-type="string">
                  <text:p text:style-name="P8">OUI</text:p>
                </table:table-cell>
                <table:table-cell table:style-name="Tableau25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2" office:value-type="string">
            <text:p text:style-name="P3">5A</text:p>
          </table:table-cell>
          <table:table-cell table:style-name="Tableau24.A2" office:value-type="string">
            <text:p text:style-name="P3">Merrad </text:p>
          </table:table-cell>
          <table:table-cell table:style-name="Tableau24.A2" office:value-type="string">
            <text:p text:style-name="P3">Elyes</text:p>
          </table:table-cell>
          <table:table-cell table:style-name="Tableau24.A2" office:value-type="string">
            <text:p text:style-name="P10"/>
          </table:table-cell>
          <table:table-cell table:style-name="Tableau24.A2" office:value-type="string">
            <table:table table:name="Tableau26" table:style-name="Tableau26">
              <table:table-column table:style-name="Tableau26.A"/>
              <table:table-column table:style-name="Tableau26.B"/>
              <table:table-row>
                <table:table-cell table:style-name="Tableau26.A1" office:value-type="string">
                  <text:p text:style-name="P8">OUI</text:p>
                </table:table-cell>
                <table:table-cell table:style-name="Tableau26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5B</text:p>
          </table:table-cell>
          <table:table-cell table:style-name="Tableau24.A1" office:value-type="string">
            <text:p text:style-name="P3">Zobalt</text:p>
          </table:table-cell>
          <table:table-cell table:style-name="Tableau24.A1" office:value-type="string">
            <text:p text:style-name="P3">Maïva</text:p>
          </table:table-cell>
          <table:table-cell table:style-name="Tableau24.A1" office:value-type="string">
            <text:p text:style-name="P19">A02</text:p>
          </table:table-cell>
          <table:table-cell table:style-name="Tableau24.A1" office:value-type="string">
            <table:table table:name="Tableau27" table:style-name="Tableau27">
              <table:table-column table:style-name="Tableau27.A"/>
              <table:table-column table:style-name="Tableau27.B"/>
              <table:table-row>
                <table:table-cell table:style-name="Tableau27.A1" office:value-type="string">
                  <text:p text:style-name="P8">OUI</text:p>
                </table:table-cell>
                <table:table-cell table:style-name="Tableau27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5B</text:p>
          </table:table-cell>
          <table:table-cell table:style-name="Tableau24.A1" office:value-type="string">
            <text:p text:style-name="P3">Arasaratnam</text:p>
          </table:table-cell>
          <table:table-cell table:style-name="Tableau24.A1" office:value-type="string">
            <text:p text:style-name="P3">Varun</text:p>
          </table:table-cell>
          <table:table-cell table:style-name="Tableau24.A1" office:value-type="string">
            <text:p text:style-name="P19">A02</text:p>
          </table:table-cell>
          <table:table-cell table:style-name="Tableau24.A1" office:value-type="string">
            <table:table table:name="Tableau28" table:style-name="Tableau28">
              <table:table-column table:style-name="Tableau28.A"/>
              <table:table-column table:style-name="Tableau28.B"/>
              <table:table-row>
                <table:table-cell table:style-name="Tableau28.A1" office:value-type="string">
                  <text:p text:style-name="P8">OUI</text:p>
                </table:table-cell>
                <table:table-cell table:style-name="Tableau28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5C</text:p>
          </table:table-cell>
          <table:table-cell table:style-name="Tableau24.A1" office:value-type="string">
            <text:p text:style-name="P3">Arulpragasam Rayappu</text:p>
          </table:table-cell>
          <table:table-cell table:style-name="Tableau24.A1" office:value-type="string">
            <text:p text:style-name="P11">Athithyan </text:p>
          </table:table-cell>
          <table:table-cell table:style-name="Tableau24.A1" office:value-type="string">
            <text:p text:style-name="P19">Arts</text:p>
          </table:table-cell>
          <table:table-cell table:style-name="Tableau24.A1" office:value-type="string">
            <table:table table:name="Tableau29" table:style-name="Tableau29">
              <table:table-column table:style-name="Tableau29.A"/>
              <table:table-column table:style-name="Tableau29.B"/>
              <table:table-row>
                <table:table-cell table:style-name="Tableau29.A1" office:value-type="string">
                  <text:p text:style-name="P8">OUI</text:p>
                </table:table-cell>
                <table:table-cell table:style-name="Tableau29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5C</text:p>
          </table:table-cell>
          <table:table-cell table:style-name="Tableau24.A1" office:value-type="string">
            <text:p text:style-name="P3">Sylvestre</text:p>
          </table:table-cell>
          <table:table-cell table:style-name="Tableau24.A1" office:value-type="string">
            <text:p text:style-name="P3">Jerry</text:p>
          </table:table-cell>
          <table:table-cell table:style-name="Tableau24.A1" office:value-type="string">
            <text:p text:style-name="P19">Arts</text:p>
          </table:table-cell>
          <table:table-cell table:style-name="Tableau24.A1" office:value-type="string">
            <table:table table:name="Tableau30" table:style-name="Tableau30">
              <table:table-column table:style-name="Tableau30.A"/>
              <table:table-column table:style-name="Tableau30.B"/>
              <table:table-row>
                <table:table-cell table:style-name="Tableau30.A1" office:value-type="string">
                  <text:p text:style-name="P8">OUI</text:p>
                </table:table-cell>
                <table:table-cell table:style-name="Tableau30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2" office:value-type="string">
            <text:p text:style-name="P3">5D</text:p>
          </table:table-cell>
          <table:table-cell table:style-name="Tableau24.A2" office:value-type="string">
            <text:p text:style-name="P3">Doucoure </text:p>
          </table:table-cell>
          <table:table-cell table:style-name="Tableau24.A2" office:value-type="string">
            <text:p text:style-name="P3">Hamza</text:p>
          </table:table-cell>
          <table:table-cell table:style-name="Tableau24.A2" office:value-type="string">
            <text:p text:style-name="P2"/>
          </table:table-cell>
          <table:table-cell table:style-name="Tableau24.A2" office:value-type="string">
            <table:table table:name="Tableau31" table:style-name="Tableau31">
              <table:table-column table:style-name="Tableau31.A"/>
              <table:table-column table:style-name="Tableau31.B"/>
              <table:table-row>
                <table:table-cell table:style-name="Tableau31.A1" office:value-type="string">
                  <text:p text:style-name="P8">OUI</text:p>
                </table:table-cell>
                <table:table-cell table:style-name="Tableau31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2" office:value-type="string">
            <text:p text:style-name="P3">5D</text:p>
          </table:table-cell>
          <table:table-cell table:style-name="Tableau24.A2" office:value-type="string">
            <text:p text:style-name="P3">Nomoko</text:p>
          </table:table-cell>
          <table:table-cell table:style-name="Tableau24.A2" office:value-type="string">
            <text:p text:style-name="P3">Sadio</text:p>
          </table:table-cell>
          <table:table-cell table:style-name="Tableau24.A2" office:value-type="string">
            <text:p text:style-name="P2"/>
          </table:table-cell>
          <table:table-cell table:style-name="Tableau24.A2" office:value-type="string">
            <table:table table:name="Tableau32" table:style-name="Tableau32">
              <table:table-column table:style-name="Tableau32.A"/>
              <table:table-column table:style-name="Tableau32.B"/>
              <table:table-row>
                <table:table-cell table:style-name="Tableau32.A1" office:value-type="string">
                  <text:p text:style-name="P8">OUI</text:p>
                </table:table-cell>
                <table:table-cell table:style-name="Tableau32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5E</text:p>
          </table:table-cell>
          <table:table-cell table:style-name="Tableau24.A1" office:value-type="string">
            <text:p text:style-name="P3">Benamar Belkebir</text:p>
          </table:table-cell>
          <table:table-cell table:style-name="Tableau24.A1" office:value-type="string">
            <text:p text:style-name="P3">Kenzy</text:p>
          </table:table-cell>
          <table:table-cell table:style-name="Tableau24.A1" office:value-type="string">
            <text:p text:style-name="P19">Techno 1</text:p>
          </table:table-cell>
          <table:table-cell table:style-name="Tableau24.A1" office:value-type="string">
            <table:table table:name="Tableau33" table:style-name="Tableau33">
              <table:table-column table:style-name="Tableau33.A"/>
              <table:table-column table:style-name="Tableau33.B"/>
              <table:table-row>
                <table:table-cell table:style-name="Tableau33.A1" office:value-type="string">
                  <text:p text:style-name="P8">OUI</text:p>
                </table:table-cell>
                <table:table-cell table:style-name="Tableau33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5E</text:p>
          </table:table-cell>
          <table:table-cell table:style-name="Tableau24.A1" office:value-type="string">
            <text:p text:style-name="P3">Shpynta</text:p>
          </table:table-cell>
          <table:table-cell table:style-name="Tableau24.A1" office:value-type="string">
            <text:p text:style-name="P3">Pavlo</text:p>
          </table:table-cell>
          <table:table-cell table:style-name="Tableau24.A1" office:value-type="string">
            <text:p text:style-name="P19">Techno 1</text:p>
          </table:table-cell>
          <table:table-cell table:style-name="Tableau24.A1" office:value-type="string">
            <table:table table:name="Tableau34" table:style-name="Tableau34">
              <table:table-column table:style-name="Tableau34.A"/>
              <table:table-column table:style-name="Tableau34.B"/>
              <table:table-row>
                <table:table-cell table:style-name="Tableau34.A1" office:value-type="string">
                  <text:p text:style-name="P8">OUI</text:p>
                </table:table-cell>
                <table:table-cell table:style-name="Tableau34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2" office:value-type="string">
            <text:p text:style-name="P3">5F</text:p>
          </table:table-cell>
          <table:table-cell table:style-name="Tableau24.A2" office:value-type="string">
            <text:p text:style-name="P3">Mendes Furtado</text:p>
          </table:table-cell>
          <table:table-cell table:style-name="Tableau24.A2" office:value-type="string">
            <text:p text:style-name="P3">Rodrigo</text:p>
          </table:table-cell>
          <table:table-cell table:style-name="Tableau24.A2" office:value-type="string">
            <text:p text:style-name="P2"/>
          </table:table-cell>
          <table:table-cell table:style-name="Tableau24.A2" office:value-type="string">
            <table:table table:name="Tableau35" table:style-name="Tableau35">
              <table:table-column table:style-name="Tableau35.A"/>
              <table:table-column table:style-name="Tableau35.B"/>
              <table:table-row>
                <table:table-cell table:style-name="Tableau35.A1" office:value-type="string">
                  <text:p text:style-name="P8">OUI</text:p>
                </table:table-cell>
                <table:table-cell table:style-name="Tableau35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6A</text:p>
          </table:table-cell>
          <table:table-cell table:style-name="Tableau24.A1" office:value-type="string">
            <text:p text:style-name="P3">Kante</text:p>
          </table:table-cell>
          <table:table-cell table:style-name="Tableau24.A1" office:value-type="string">
            <text:p text:style-name="P3">Ousmane</text:p>
          </table:table-cell>
          <table:table-cell table:style-name="Tableau24.A1" office:value-type="string">
            <text:p text:style-name="P19">B24</text:p>
          </table:table-cell>
          <table:table-cell table:style-name="Tableau24.A1" office:value-type="string">
            <table:table table:name="Tableau36" table:style-name="Tableau36">
              <table:table-column table:style-name="Tableau36.A"/>
              <table:table-column table:style-name="Tableau36.B"/>
              <table:table-row>
                <table:table-cell table:style-name="Tableau36.A1" office:value-type="string">
                  <text:p text:style-name="P8">OUI</text:p>
                </table:table-cell>
                <table:table-cell table:style-name="Tableau36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6A</text:p>
          </table:table-cell>
          <table:table-cell table:style-name="Tableau24.A1" office:value-type="string">
            <text:p text:style-name="P3">Safer</text:p>
          </table:table-cell>
          <table:table-cell table:style-name="Tableau24.A1" office:value-type="string">
            <text:p text:style-name="P3">Sofiene</text:p>
          </table:table-cell>
          <table:table-cell table:style-name="Tableau24.A1" office:value-type="string">
            <text:p text:style-name="P19">B24</text:p>
          </table:table-cell>
          <table:table-cell table:style-name="Tableau24.A1" office:value-type="string">
            <table:table table:name="Tableau37" table:style-name="Tableau37">
              <table:table-column table:style-name="Tableau37.A"/>
              <table:table-column table:style-name="Tableau37.B"/>
              <table:table-row>
                <table:table-cell table:style-name="Tableau37.A1" office:value-type="string">
                  <text:p text:style-name="P8">OUI</text:p>
                </table:table-cell>
                <table:table-cell table:style-name="Tableau37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6B</text:p>
          </table:table-cell>
          <table:table-cell table:style-name="Tableau24.A1" office:value-type="string">
            <text:p text:style-name="P3">Wilson</text:p>
          </table:table-cell>
          <table:table-cell table:style-name="Tableau24.A1" office:value-type="string">
            <text:p text:style-name="P3">Léa</text:p>
          </table:table-cell>
          <table:table-cell table:style-name="Tableau24.A1" office:value-type="string">
            <text:p text:style-name="P19">A25</text:p>
          </table:table-cell>
          <table:table-cell table:style-name="Tableau24.A1" office:value-type="string">
            <table:table table:name="Tableau38" table:style-name="Tableau38">
              <table:table-column table:style-name="Tableau38.A"/>
              <table:table-column table:style-name="Tableau38.B"/>
              <table:table-row>
                <table:table-cell table:style-name="Tableau38.A1" office:value-type="string">
                  <text:p text:style-name="P8">OUI</text:p>
                </table:table-cell>
                <table:table-cell table:style-name="Tableau38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6B</text:p>
          </table:table-cell>
          <table:table-cell table:style-name="Tableau24.A1" office:value-type="string">
            <text:p text:style-name="P3">Affre</text:p>
          </table:table-cell>
          <table:table-cell table:style-name="Tableau24.A1" office:value-type="string">
            <text:p text:style-name="P3">Martin</text:p>
          </table:table-cell>
          <table:table-cell table:style-name="Tableau24.A1" office:value-type="string">
            <text:p text:style-name="P19">A25</text:p>
          </table:table-cell>
          <table:table-cell table:style-name="Tableau24.A1" office:value-type="string">
            <table:table table:name="Tableau39" table:style-name="Tableau39">
              <table:table-column table:style-name="Tableau39.A"/>
              <table:table-column table:style-name="Tableau39.B"/>
              <table:table-row>
                <table:table-cell table:style-name="Tableau39.A1" office:value-type="string">
                  <text:p text:style-name="P8">OUI</text:p>
                </table:table-cell>
                <table:table-cell table:style-name="Tableau39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6C</text:p>
          </table:table-cell>
          <table:table-cell table:style-name="Tableau24.A1" office:value-type="string">
            <text:p text:style-name="P3">Kanoute</text:p>
          </table:table-cell>
          <table:table-cell table:style-name="Tableau24.A1" office:value-type="string">
            <text:p text:style-name="P3">Diadié</text:p>
          </table:table-cell>
          <table:table-cell table:style-name="Tableau24.A1" office:value-type="string">
            <text:p text:style-name="P19">A25/A23 (?)</text:p>
          </table:table-cell>
          <table:table-cell table:style-name="Tableau24.A1" office:value-type="string">
            <table:table table:name="Tableau40" table:style-name="Tableau40">
              <table:table-column table:style-name="Tableau40.A"/>
              <table:table-column table:style-name="Tableau40.B"/>
              <table:table-row>
                <table:table-cell table:style-name="Tableau40.A1" office:value-type="string">
                  <text:p text:style-name="P8">OUI</text:p>
                </table:table-cell>
                <table:table-cell table:style-name="Tableau40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6C</text:p>
          </table:table-cell>
          <table:table-cell table:style-name="Tableau24.A1" office:value-type="string">
            <text:p text:style-name="P3">Fofana</text:p>
          </table:table-cell>
          <table:table-cell table:style-name="Tableau24.A1" office:value-type="string">
            <text:p text:style-name="P3">Ousmane</text:p>
          </table:table-cell>
          <table:table-cell table:style-name="Tableau24.A1" office:value-type="string">
            <text:p text:style-name="P19">A25</text:p>
          </table:table-cell>
          <table:table-cell table:style-name="Tableau24.A1" office:value-type="string">
            <table:table table:name="Tableau41" table:style-name="Tableau41">
              <table:table-column table:style-name="Tableau41.A"/>
              <table:table-column table:style-name="Tableau41.B"/>
              <table:table-row>
                <table:table-cell table:style-name="Tableau41.A1" office:value-type="string">
                  <text:p text:style-name="P8">OUI</text:p>
                </table:table-cell>
                <table:table-cell table:style-name="Tableau41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6D</text:p>
          </table:table-cell>
          <table:table-cell table:style-name="Tableau24.A1" office:value-type="string">
            <text:p text:style-name="P3">Siham</text:p>
          </table:table-cell>
          <table:table-cell table:style-name="Tableau24.A1" office:value-type="string">
            <text:p text:style-name="P3">Ahmed</text:p>
          </table:table-cell>
          <table:table-cell table:style-name="Tableau24.A1" office:value-type="string">
            <text:p text:style-name="P2"/>
          </table:table-cell>
          <table:table-cell table:style-name="Tableau24.A1" office:value-type="string">
            <table:table table:name="Tableau42" table:style-name="Tableau42">
              <table:table-column table:style-name="Tableau42.A"/>
              <table:table-column table:style-name="Tableau42.B"/>
              <table:table-row>
                <table:table-cell table:style-name="Tableau42.A1" office:value-type="string">
                  <text:p text:style-name="P8">OUI</text:p>
                </table:table-cell>
                <table:table-cell table:style-name="Tableau42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6D</text:p>
          </table:table-cell>
          <table:table-cell table:style-name="Tableau24.A1" office:value-type="string">
            <text:p text:style-name="P3">Tour</text:p>
          </table:table-cell>
          <table:table-cell table:style-name="Tableau24.A1" office:value-type="string">
            <text:p text:style-name="P3">Alseny Junior</text:p>
          </table:table-cell>
          <table:table-cell table:style-name="Tableau24.A1" office:value-type="string">
            <text:p text:style-name="P19">A25</text:p>
          </table:table-cell>
          <table:table-cell table:style-name="Tableau24.A1" office:value-type="string">
            <table:table table:name="Tableau43" table:style-name="Tableau43">
              <table:table-column table:style-name="Tableau43.A"/>
              <table:table-column table:style-name="Tableau43.B"/>
              <table:table-row>
                <table:table-cell table:style-name="Tableau43.A1" office:value-type="string">
                  <text:p text:style-name="P8">OUI</text:p>
                </table:table-cell>
                <table:table-cell table:style-name="Tableau43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1" office:value-type="string">
            <text:p text:style-name="P3">6E</text:p>
          </table:table-cell>
          <table:table-cell table:style-name="Tableau24.A1" office:value-type="string">
            <text:p text:style-name="P3">Branco</text:p>
          </table:table-cell>
          <table:table-cell table:style-name="Tableau24.A1" office:value-type="string">
            <text:p text:style-name="P3">Léa</text:p>
          </table:table-cell>
          <table:table-cell table:style-name="Tableau24.A1" office:value-type="string">
            <text:p text:style-name="P19">SVT2</text:p>
          </table:table-cell>
          <table:table-cell table:style-name="Tableau24.A1" office:value-type="string">
            <table:table table:name="Tableau44" table:style-name="Tableau44">
              <table:table-column table:style-name="Tableau44.A"/>
              <table:table-column table:style-name="Tableau44.B"/>
              <table:table-row>
                <table:table-cell table:style-name="Tableau44.A1" office:value-type="string">
                  <text:p text:style-name="P8">OUI</text:p>
                </table:table-cell>
                <table:table-cell table:style-name="Tableau44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2" office:value-type="string">
            <text:p text:style-name="P3">6F</text:p>
          </table:table-cell>
          <table:table-cell table:style-name="Tableau24.A2" office:value-type="string">
            <text:p text:style-name="P3">Ait Hra</text:p>
          </table:table-cell>
          <table:table-cell table:style-name="Tableau24.A2" office:value-type="string">
            <text:p text:style-name="P3">Assia</text:p>
          </table:table-cell>
          <table:table-cell table:style-name="Tableau24.A2" office:value-type="string">
            <text:p text:style-name="P2"/>
          </table:table-cell>
          <table:table-cell table:style-name="Tableau24.A2" office:value-type="string">
            <table:table table:name="Tableau45" table:style-name="Tableau45">
              <table:table-column table:style-name="Tableau45.A"/>
              <table:table-column table:style-name="Tableau45.B"/>
              <table:table-row>
                <table:table-cell table:style-name="Tableau45.A1" office:value-type="string">
                  <text:p text:style-name="P8">OUI</text:p>
                </table:table-cell>
                <table:table-cell table:style-name="Tableau45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2" office:value-type="string">
            <text:p text:style-name="P3">6F</text:p>
          </table:table-cell>
          <table:table-cell table:style-name="Tableau24.A2" office:value-type="string">
            <text:p text:style-name="P3">Bouragba</text:p>
          </table:table-cell>
          <table:table-cell table:style-name="Tableau24.A2" office:value-type="string">
            <text:p text:style-name="P3">Ilyés</text:p>
          </table:table-cell>
          <table:table-cell table:style-name="Tableau24.A2" office:value-type="string">
            <text:p text:style-name="P2"/>
          </table:table-cell>
          <table:table-cell table:style-name="Tableau24.A2" office:value-type="string">
            <table:table table:name="Tableau46" table:style-name="Tableau46">
              <table:table-column table:style-name="Tableau46.A"/>
              <table:table-column table:style-name="Tableau46.B"/>
              <table:table-row>
                <table:table-cell table:style-name="Tableau46.A1" office:value-type="string">
                  <text:p text:style-name="P8">OUI</text:p>
                </table:table-cell>
                <table:table-cell table:style-name="Tableau46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2" office:value-type="string">
            <text:p text:style-name="P3">UPE2A</text:p>
          </table:table-cell>
          <table:table-cell table:style-name="Tableau24.A2" office:value-type="string">
            <text:p text:style-name="P3">Qaderi</text:p>
          </table:table-cell>
          <table:table-cell table:style-name="Tableau24.A2" office:value-type="string">
            <text:p text:style-name="P3">Sumaya</text:p>
          </table:table-cell>
          <table:table-cell table:style-name="Tableau24.A2" office:value-type="string">
            <text:p text:style-name="P2"/>
          </table:table-cell>
          <table:table-cell table:style-name="Tableau24.A2" office:value-type="string">
            <table:table table:name="Tableau48" table:style-name="Tableau48">
              <table:table-column table:style-name="Tableau48.A"/>
              <table:table-column table:style-name="Tableau48.B"/>
              <table:table-row>
                <table:table-cell table:style-name="Tableau48.A1" office:value-type="string">
                  <text:p text:style-name="P8">OUI</text:p>
                </table:table-cell>
                <table:table-cell table:style-name="Tableau48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  <table:table-row table:style-name="Tableau24.1">
          <table:table-cell table:style-name="Tableau24.A2" office:value-type="string">
            <text:p text:style-name="P3">UPE2A</text:p>
          </table:table-cell>
          <table:table-cell table:style-name="Tableau24.A2" office:value-type="string">
            <text:p text:style-name="P3">Tansaout</text:p>
          </table:table-cell>
          <table:table-cell table:style-name="Tableau24.A2" office:value-type="string">
            <text:p text:style-name="P3">Youva</text:p>
          </table:table-cell>
          <table:table-cell table:style-name="Tableau24.A2" office:value-type="string">
            <text:p text:style-name="P2"/>
          </table:table-cell>
          <table:table-cell table:style-name="Tableau24.A2" office:value-type="string">
            <table:table table:name="Tableau49" table:style-name="Tableau49">
              <table:table-column table:style-name="Tableau49.A"/>
              <table:table-column table:style-name="Tableau49.B"/>
              <table:table-row>
                <table:table-cell table:style-name="Tableau49.A1" office:value-type="string">
                  <text:p text:style-name="P8">OUI</text:p>
                </table:table-cell>
                <table:table-cell table:style-name="Tableau49.B1" office:value-type="string">
                  <text:p text:style-name="P8">NON</text:p>
                </table:table-cell>
              </table:table-row>
            </table:table>
            <text:p text:style-name="P6"/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9T11:33:48.202000000</meta:creation-date>
    <dc:date>2025-01-07T12:13:43.876000000</dc:date>
    <meta:editing-duration>PT4H12M28S</meta:editing-duration>
    <meta:editing-cycles>8</meta:editing-cycles>
    <meta:generator>LibreOffice/7.4.3.2$Windows_X86_64 LibreOffice_project/1048a8393ae2eeec98dff31b5c133c5f1d08b890</meta:generator>
    <meta:document-statistic meta:table-count="48" meta:image-count="0" meta:object-count="0" meta:page-count="2" meta:paragraph-count="269" meta:word-count="297" meta:character-count="1249" meta:non-whitespace-character-count="1218"/>
  </office:meta>
</office:document-meta>
</file>